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0pt" fo:language="nl" fo:country="NL" style:font-size-asian="20pt"/>
    </style:style>
    <style:style style:name="P2" style:family="paragraph" style:parent-style-name="Standard">
      <style:text-properties fo:language="nl" fo:country="NL"/>
    </style:style>
    <style:style style:name="P3" style:family="paragraph" style:parent-style-name="Standard">
      <style:text-properties fo:font-size="10pt" style:font-size-asian="10pt"/>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fo:font-size="10pt" fo:language="nl" fo:country="NL" style:font-size-asian="10pt"/>
    </style:style>
    <style:style style:name="P6" style:family="paragraph" style:parent-style-name="Standard">
      <style:paragraph-properties fo:text-align="justify" style:justify-single-word="false"/>
      <style:text-properties fo:font-size="10pt" fo:language="nl" fo:country="NL" style:font-size-asian="10pt"/>
    </style:style>
    <style:style style:name="P7" style:family="paragraph" style:parent-style-name="Standard">
      <style:text-properties fo:font-size="10pt" fo:language="nl" fo:country="NL" fo:font-style="italic" style:font-size-asian="10pt" style:font-style-asian="italic"/>
    </style:style>
    <style:style style:name="P8" style:family="paragraph" style:parent-style-name="Standard">
      <style:paragraph-properties fo:text-align="justify" style:justify-single-word="false"/>
      <style:text-properties fo:font-size="10pt" fo:language="nl" fo:country="NL" fo:font-style="italic" style:font-size-asian="10pt" style:font-style-asian="italic" style:font-style-complex="italic"/>
    </style:style>
    <style:style style:name="P9" style:family="paragraph" style:parent-style-name="Standard">
      <style:paragraph-properties fo:text-align="center" style:justify-single-word="false"/>
      <style:text-properties fo:font-size="10pt" fo:language="nl" fo:country="NL" fo:font-style="italic" style:font-size-asian="10pt" style:font-style-asian="italic" style:font-style-complex="italic"/>
    </style:style>
    <style:style style:name="P10" style:family="paragraph" style:parent-style-name="Standard">
      <style:text-properties fo:font-size="10pt" fo:language="nl" fo:country="NL" fo:font-weight="bold" style:font-size-asian="10pt" style:font-weight-asian="bold" style:font-weight-complex="bold"/>
    </style:style>
    <style:style style:name="P11" style:family="paragraph" style:parent-style-name="Standard">
      <style:paragraph-properties>
        <style:tab-stops>
          <style:tab-stop style:position="2.3126in"/>
        </style:tab-stops>
      </style:paragraph-properties>
      <style:text-properties fo:font-size="10pt" fo:language="nl" fo:country="NL" fo:font-weight="bold" style:font-size-asian="10pt" style:font-weight-asian="bold" style:font-weight-complex="bold"/>
    </style:style>
    <style:style style:name="P12" style:family="paragraph" style:parent-style-name="Standard">
      <style:text-properties fo:font-size="10pt" fo:language="nl" fo:country="NL" style:text-underline-style="solid" style:text-underline-width="auto" style:text-underline-color="font-color" style:font-size-asian="10pt"/>
    </style:style>
    <style:style style:name="P13" style:family="paragraph" style:parent-style-name="Standard">
      <style:text-properties fo:font-size="10pt" fo:language="nl" fo:country="NL" style:text-underline-style="solid" style:text-underline-width="auto" style:text-underline-color="font-color" fo:font-weight="bold" style:font-size-asian="10pt" style:font-weight-asian="bold" style:font-weight-complex="bold"/>
    </style:style>
    <style:style style:name="P14" style:family="paragraph" style:parent-style-name="Standard">
      <style:text-properties fo:font-size="10pt" fo:font-style="italic" style:font-size-asian="10pt" style:font-style-asian="italic"/>
    </style:style>
    <style:style style:name="P15" style:family="paragraph" style:parent-style-name="Standard">
      <style:paragraph-properties fo:text-align="center" style:justify-single-word="false"/>
      <style:text-properties fo:font-size="10pt" fo:font-style="italic" style:font-size-asian="10pt" style:font-style-asian="italic"/>
    </style:style>
    <style:style style:name="P16" style:family="paragraph" style:parent-style-name="Standard">
      <style:text-properties fo:font-size="10pt" fo:language="en" fo:country="GB" fo:font-style="italic" style:font-size-asian="10pt" style:font-style-asian="italic"/>
    </style:style>
    <style:style style:name="P17" style:family="paragraph" style:parent-style-name="Standard">
      <style:text-properties fo:font-size="10pt" fo:language="en" fo:country="GB" style:font-size-asian="10pt"/>
    </style:style>
    <style:style style:name="P18" style:family="paragraph" style:parent-style-name="Standard">
      <style:text-properties fo:font-size="14pt" fo:language="en" fo:country="GB" fo:font-weight="bold" style:font-size-asian="14pt" style:font-weight-asian="bold" style:font-weight-complex="bold"/>
    </style:style>
    <style:style style:name="P19" style:family="paragraph" style:parent-style-name="Standard">
      <style:text-properties fo:font-size="14pt" fo:language="es" fo:country="ES" fo:font-weight="bold" style:font-size-asian="14pt" style:font-weight-asian="bold" style:font-weight-complex="bold"/>
    </style:style>
    <style:style style:name="P20" style:family="paragraph" style:parent-style-name="Standard">
      <style:text-properties fo:font-size="14pt" fo:language="nl" fo:country="NL" fo:font-weight="bold" style:font-size-asian="14pt" style:font-weight-asian="bold" style:font-weight-complex="bold"/>
    </style:style>
    <style:style style:name="P21" style:family="paragraph" style:parent-style-name="Standard">
      <style:paragraph-properties>
        <style:tab-stops>
          <style:tab-stop style:position="2.3126in"/>
        </style:tab-stops>
      </style:paragraph-properties>
    </style:style>
    <style:style style:name="P22" style:family="paragraph" style:parent-style-name="Standard">
      <style:paragraph-properties fo:text-align="justify" style:justify-single-word="false"/>
    </style:style>
    <style:style style:name="P23" style:family="paragraph" style:parent-style-name="Standard">
      <style:text-properties fo:font-size="9pt" fo:language="nl" fo:country="NL" style:font-size-asian="9pt" style:font-size-complex="9pt"/>
    </style:style>
    <style:style style:name="P24" style:family="paragraph" style:parent-style-name="Standard">
      <style:text-properties fo:font-size="9pt" fo:language="nl" fo:country="NL" style:text-underline-style="solid" style:text-underline-width="auto" style:text-underline-color="font-color" style:font-size-asian="9pt" style:font-size-complex="9pt"/>
    </style:style>
    <style:style style:name="P25" style:family="paragraph" style:parent-style-name="Standard">
      <style:text-properties fo:font-size="9pt" fo:language="nl" fo:country="NL" fo:font-style="italic" style:font-size-asian="9pt" style:font-style-asian="italic" style:font-size-complex="9pt" style:font-style-complex="italic"/>
    </style:style>
    <style:style style:name="P26" style:family="paragraph" style:parent-style-name="Standard">
      <style:text-properties fo:font-size="9pt" style:font-size-asian="9pt" style:font-size-complex="9pt"/>
    </style:style>
    <style:style style:name="P27" style:family="paragraph" style:parent-style-name="Standard">
      <style:paragraph-properties fo:margin-left="0in" fo:margin-right="0in" fo:text-indent="0.5in" style:auto-text-indent="false"/>
      <style:text-properties fo:font-size="10pt" fo:language="nl" fo:country="NL" style:font-size-asian="10pt"/>
    </style:style>
    <style:style style:name="P28" style:family="paragraph" style:parent-style-name="Standard">
      <style:paragraph-properties fo:break-before="page"/>
      <style:text-properties fo:font-size="20pt" fo:language="nl" fo:country="NL" style:font-size-asian="20pt"/>
    </style:style>
    <style:style style:name="P29" style:family="paragraph" style:parent-style-name="Standard">
      <style:paragraph-properties fo:margin-left="0in" fo:margin-right="0in" fo:text-indent="0.4917in" style:auto-text-indent="false"/>
      <style:text-properties fo:font-size="10pt" fo:language="nl" fo:country="NL" style:font-size-asian="10pt"/>
    </style:style>
    <style:style style:name="P30" style:family="paragraph" style:parent-style-name="Text_20_body">
      <style:text-properties fo:font-size="10pt" style:font-size-asian="10pt"/>
    </style:style>
    <style:style style:name="P31" style:family="paragraph" style:parent-style-name="Text_20_body">
      <style:text-properties fo:font-size="10pt" fo:font-weight="normal" style:font-size-asian="10pt" style:font-weight-asian="normal" style:font-weight-complex="normal"/>
    </style:style>
    <style:style style:name="P32" style:family="paragraph" style:parent-style-name="Standard">
      <style:paragraph-properties fo:orphans="2" fo:widows="2" style:text-autospace="none" style:punctuation-wrap="simple" style:vertical-align="baseline"/>
      <style:text-properties fo:font-size="20pt" fo:language="nl" fo:country="NL" fo:font-weight="normal" style:font-size-asian="20pt" style:font-weight-asian="normal" style:font-weight-complex="normal"/>
    </style:style>
    <style:style style:name="P33" style:family="paragraph" style:parent-style-name="Standard">
      <style:paragraph-properties fo:orphans="2" fo:widows="2" style:text-autospace="none" style:punctuation-wrap="simple" style:vertical-align="baseline">
        <style:tab-stops>
          <style:tab-stop style:position="2.5728in"/>
        </style:tab-stops>
      </style:paragraph-properties>
      <style:text-properties fo:font-size="20pt" fo:language="nl" fo:country="NL" fo:font-weight="normal" style:font-size-asian="20pt" style:font-weight-asian="normal" style:font-weight-complex="normal"/>
    </style:style>
    <style:style style:name="P34" style:family="paragraph" style:parent-style-name="Standard">
      <style:paragraph-properties fo:text-align="center" style:justify-single-word="false" fo:orphans="2" fo:widows="2" style:text-autospace="none" style:punctuation-wrap="simple" style:vertical-align="baseline"/>
      <style:text-properties fo:font-size="10pt" fo:language="nl" fo:country="NL" fo:font-style="italic" fo:font-weight="normal" style:font-size-asian="10pt" style:font-style-asian="italic" style:font-weight-asian="normal" style:font-style-complex="italic" style:font-weight-complex="normal"/>
    </style:style>
    <style:style style:name="P35" style:family="paragraph" style:parent-style-name="Standard">
      <style:text-properties fo:font-size="10pt" fo:language="nl" fo:country="NL" style:font-size-asian="10pt"/>
    </style:style>
    <style:style style:name="P36" style:family="paragraph" style:parent-style-name="Standard">
      <style:paragraph-properties fo:orphans="2" fo:widows="2" style:text-autospace="none" style:punctuation-wrap="simple" style:vertical-align="baseline"/>
      <style:text-properties fo:language="nl" fo:country="NL"/>
    </style:style>
    <style:style style:name="P37" style:family="paragraph" style:parent-style-name="Standard">
      <style:paragraph-properties fo:orphans="2" fo:widows="2" style:text-autospace="none" style:punctuation-wrap="simple" style:vertical-align="baseline"/>
      <style:text-properties fo:font-size="18pt" fo:language="nl" fo:country="NL" fo:font-weight="normal" style:font-size-asian="18pt" style:font-weight-asian="normal" style:font-weight-complex="normal"/>
    </style:style>
    <style:style style:name="P38" style:family="paragraph" style:parent-style-name="Heading_20_1">
      <style:text-properties fo:font-size="10pt" style:font-size-asian="10pt"/>
    </style:style>
    <style:style style:name="P39" style:family="paragraph" style:parent-style-name="Heading_20_1">
      <style:paragraph-properties fo:text-align="center" style:justify-single-word="false"/>
    </style:style>
    <style:style style:name="P40" style:family="paragraph" style:parent-style-name="Heading_20_1" style:master-page-name="Standard">
      <style:paragraph-properties style:page-number="auto"/>
      <style:text-properties fo:font-size="20pt" fo:font-weight="normal" style:font-size-asian="20pt" style:font-weight-asian="normal" style:font-weight-complex="normal"/>
    </style:style>
    <style:style style:name="P41" style:family="paragraph" style:parent-style-name="Heading_20_1">
      <style:paragraph-properties fo:break-before="page"/>
      <style:text-properties fo:font-size="20pt" fo:font-weight="normal" style:font-size-asian="20pt" style:font-weight-asian="normal" style:font-weight-complex="normal"/>
    </style:style>
    <style:style style:name="P42" style:family="paragraph" style:parent-style-name="Heading_20_1">
      <style:paragraph-properties fo:break-before="page">
        <style:tab-stops>
          <style:tab-stop style:position="2.5728in"/>
        </style:tab-stops>
      </style:paragraph-properties>
      <style:text-properties fo:font-size="20pt" fo:language="es" fo:country="ES" fo:font-weight="normal" style:font-size-asian="20pt" style:font-weight-asian="normal" style:font-weight-complex="normal"/>
    </style:style>
    <style:style style:name="P43" style:family="paragraph" style:parent-style-name="Heading_20_1">
      <style:paragraph-properties fo:break-before="page"/>
      <style:text-properties fo:font-size="20pt" fo:language="en" fo:country="GB" fo:font-weight="normal" style:font-size-asian="20pt" style:font-weight-asian="normal" style:font-weight-complex="normal"/>
    </style:style>
    <style:style style:name="P44" style:family="paragraph" style:parent-style-name="Heading_20_1">
      <style:paragraph-properties fo:break-before="page"/>
      <style:text-properties fo:font-size="16pt" style:font-size-asian="16pt" style:font-size-complex="16pt"/>
    </style:style>
    <style:style style:name="P45" style:family="paragraph" style:parent-style-name="Heading_20_1">
      <style:paragraph-properties fo:break-before="page"/>
      <style:text-properties fo:font-size="18pt" fo:font-weight="normal" style:font-size-asian="18pt" style:font-weight-asian="normal" style:font-weight-complex="normal"/>
    </style:style>
    <style:style style:name="P46" style:family="paragraph" style:parent-style-name="Heading_20_3">
      <style:text-properties fo:font-size="10pt" style:font-size-asian="10pt"/>
    </style:style>
    <style:style style:name="P47" style:family="paragraph" style:parent-style-name="Heading_20_2">
      <style:text-properties fo:font-size="10pt" style:font-size-asian="10pt"/>
    </style:style>
    <style:style style:name="T1" style:family="text">
      <style:text-properties fo:language="nl" fo:country="NL"/>
    </style:style>
    <style:style style:name="T2" style:family="text">
      <style:text-properties fo:language="nl" fo:country="NL" style:text-underline-style="solid" style:text-underline-width="auto" style:text-underline-color="font-color" fo:font-weight="bold" style:font-weight-asian="bold" style:font-weight-complex="bold"/>
    </style:style>
    <style:style style:name="T3" style:family="text">
      <style:text-properties fo:language="nl" fo:country="NL" fo:font-weight="bold" style:font-weight-asian="bold" style:font-weight-complex="bold"/>
    </style:style>
    <style:style style:name="T4" style:family="text">
      <style:text-properties fo:language="nl" fo:country="NL"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ize="10pt" style:text-underline-style="solid" style:text-underline-width="auto" style:text-underline-color="font-color" fo:font-weight="bold" style:font-size-asian="10pt" style:font-weight-asian="bold" style:font-weight-complex="bold"/>
    </style:style>
    <style:style style:name="T7" style:family="text">
      <style:text-properties fo:font-size="10pt" style:text-underline-style="solid" style:text-underline-width="auto" style:text-underline-color="font-color" style:font-size-asian="10pt"/>
    </style:style>
    <style:style style:name="T8" style:family="text">
      <style:text-properties fo:font-size="10pt" fo:language="nl" fo:country="NL" style:text-underline-style="solid" style:text-underline-width="auto" style:text-underline-color="font-color" fo:font-weight="bold" style:font-size-asian="10pt" style:font-weight-asian="bold"/>
    </style:style>
    <style:style style:name="T9" style:family="text">
      <style:text-properties fo:font-size="10pt" fo:language="nl" fo:country="NL" style:text-underline-style="solid" style:text-underline-width="auto" style:text-underline-color="font-color" fo:font-weight="bold" style:font-size-asian="10pt" style:font-weight-asian="bold" style:font-weight-complex="bold"/>
    </style:style>
    <style:style style:name="T10" style:family="text">
      <style:text-properties fo:font-size="10pt" fo:language="nl" fo:country="NL" style:text-underline-style="solid" style:text-underline-width="auto" style:text-underline-color="font-color" style:font-size-asian="10pt"/>
    </style:style>
    <style:style style:name="T11" style:family="text">
      <style:text-properties fo:font-size="10pt" fo:language="nl" fo:country="NL" fo:font-weight="bold" style:font-size-asian="10pt" style:font-weight-asian="bold"/>
    </style:style>
    <style:style style:name="T12" style:family="text">
      <style:text-properties fo:font-size="10pt" fo:language="nl" fo:country="NL" fo:font-weight="bold" style:font-size-asian="10pt" style:font-weight-asian="bold" style:font-weight-complex="bold"/>
    </style:style>
    <style:style style:name="T13" style:family="text">
      <style:text-properties fo:font-size="10pt" fo:language="nl" fo:country="NL" style:font-size-asian="10pt"/>
    </style:style>
    <style:style style:name="T14" style:family="text">
      <style:text-properties fo:font-size="10pt" fo:language="nl" fo:country="NL" fo:font-style="italic" style:font-size-asian="10pt" style:font-style-asian="italic"/>
    </style:style>
    <style:style style:name="T15" style:family="text">
      <style:text-properties fo:font-size="10pt" fo:language="nl" fo:country="NL" fo:font-style="italic" style:font-size-asian="10pt" style:font-style-asian="italic" style:font-style-complex="italic"/>
    </style:style>
    <style:style style:name="T16" style:family="text">
      <style:text-properties fo:font-size="10pt" style:font-size-asian="10pt"/>
    </style:style>
    <style:style style:name="T17" style:family="text">
      <style:text-properties fo:font-size="10pt" fo:font-weight="normal" style:font-size-asian="10pt" style:font-weight-asian="normal" style:font-weight-complex="normal"/>
    </style:style>
    <style:style style:name="T18" style:family="text">
      <style:text-properties fo:font-weight="normal" style:font-weight-asian="normal"/>
    </style:style>
    <style:style style:name="T19" style:family="text">
      <style:text-properties fo:language="en" fo:country="US" style:text-underline-style="solid" style:text-underline-width="auto" style:text-underline-color="font-color"/>
    </style:style>
    <style:style style:name="T20" style:family="text">
      <style:text-properties fo:language="en" fo:country="US" fo:font-weight="normal" style:font-weight-asian="normal"/>
    </style:style>
    <style:style style:name="T21" style:family="text">
      <style:text-properties fo:language="en" fo:country="US" fo:font-weight="normal" style:font-weight-asian="normal" style:font-weight-complex="bold"/>
    </style:style>
    <style:style style:name="T22" style:family="text">
      <style:text-properties style:text-position="super 58%" fo:font-size="10pt" fo:language="nl" fo:country="NL" style:font-size-asian="10pt"/>
    </style:style>
    <style:style style:name="T23" style:family="text">
      <style:text-properties style:font-name="Times New Roman1" style:font-name-asian="Times New Roman" style:font-name-complex="Times New Roman"/>
    </style:style>
    <style:style style:name="T24" style:family="text">
      <style:text-properties style:font-name="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1. Dimitri</text:h>
      <text:p text:style-name="P2"/>
      <text:h text:style-name="P47" text:outline-level="2">Charismatische Antilliaanse leerling, groot en sterk, leider van de klas, rapper in de hiphopgroep BNN (Black New Nuisance), spreekt met een Antilliaanse accent.</text:h>
      <text:p text:style-name="P2"/>
      <text:p text:style-name="Standard"><text:span text:style-name="T9">Kledingtips:</text:span><text:span text:style-name="T13"> wijde broek en strak T-shirt (merkkleding), muts</text:span></text:p>
      <text:p text:style-name="Standard"><text:span text:style-name="T9">Attributen:</text:span><text:span text:style-name="T13"> dure gouden sieraden</text:span></text:p>
      <text:p text:style-name="P5"/>
      <text:p text:style-name="P23">Omdat je zo groot en sterk bent en gezegend bent met een charismatisch karakter, keken je klasgenoten meteen vanaf het begin al tegen je op. Je voelde je een uitverkorene en besloot dat je deze positie moest weten vast te houden, dus pestte je zo af en toe wat klasgenoten en versierde je bij tijd en wijle een lekker wijf. Door deze acties bleef je aanzien in de klas behouden en hoefde je je nooit te bewijzen. Dit is maar goed ook want diep van binnen ben je een hele lieve, goudeerlijke jongen, die absoluut geen onrecht kan verdragen en geweld verafschuwd (je bent in feite bang om te vechten). </text:p>
      <text:p text:style-name="P23"><text:tab/>In de klas hoor je als één van de weinigen niet bij een groepje. Jij bent dat ook niet nodig, want zonder groepje ben je ook al stoer genoeg en als jij bij een groepje aanschuift is alle aandacht toch op jouw gericht. In de klas heb je veel aanzien omdat je bij de BNN rapt. Jullie crew heeft in Arnhem en omstreken veel succes en je hebt elk weekend wel één of twee optredens. BNN maakt geen zoete, slappe R &amp; B en ook geen leeghoofdige gangstarap, maar goede hiphop met scherpe, vaak politiek getinte teksten. Types als minister Verdonk en Ayaan Hirsi Ali moeten het vaak ontgelden in jullie messcherpe tracks en hier hebben jullie veel succes mee, zelfs intellectuele muziekcritici weten de muziek van BNN te waarderen.</text:p>
      <text:p text:style-name="P23"/>
      <text:p text:style-name="P26"><text:span text:style-name="T2">wijlen Nousha:</text:span><text:span text:style-name="T3"> </text:span><text:span text:style-name="T1">deze aantrekkelijke Marokkaanse was het liefste en knapste meisje van de klas en je was al een tijdje smoorverliefd op haar. Het was zelfs zo erg dat je zoete R &amp; B nummers wilde schrijven, maar je crewleden hebben je hier even flink mee gedist en daarom kwam je toch weer met beide benen op de grond te staan. Na een paar maanden af tasten en toenadering zoeken was het dan eindelijk zo ver: ze zag je wel zitten. Gisteren kregen jullie paringsdrang en hebben het gedaan in de kamer van Clarence de Suc (de schooldirecteur). Echter net op het moment dat je klaar kwam bleef Nousha’s hart ineens stil staan. Je dacht eerst dat je haar had doodgeneukt, maar dat is toch wel erg onwaarschijnlijk. Wat er dan wel is gebeurt is je een raadsel en je bent dan ook zeer nieuwsgierig in wat voor vreemd complot je terecht bent gekomen.</text:span></text:p>
      <text:p text:style-name="P23"/>
      <text:p text:style-name="P26"><text:span text:style-name="T2">Clarence de Suc, de schooldirecteur:</text:span><text:span text:style-name="T1"> Vlak nadat Nousha was gestorven (je had je broek nog niet eens weer aangetrokken), kwam de Surinaamse directeur zijn kamer binnen. Nu moest je twee dingen gaan uitleggen: waarom je haar neukte op zijn kamer en waarom ze daar dood lag. Je raakte zo in de stress, dat je moest huilen. Je schaamt je voor de manier waarop ze is gestorven en je bent zeer verdrietig. Dit laat je echter niet merken, want je wilt niet dat naast Clarence nog meer mensen achter je geheim komen en je wilt je stoere imago graag behouden.</text:span></text:p>
      <text:p text:style-name="P23"/>
      <text:p text:style-name="P26"><text:span text:style-name="T2">Adnan, opgefokt, klein, irritant kut Marokkaantje:</text:span><text:span text:style-name="T1"> Adnan is zo’n typ dat denkt stoer te zijn als hij mensen bedreigt, maar het is een enorme sukkel en hij kan je toch niet aan. Daarom pest je hem altijd. Adnan heeft nog nooit met een meid gezoend en er gaan geruchten dat hij homo is (wat natuurlijk een doodzonde is in zijn moslimcultuur). Om lekker zout op de wond te strooien noem je hem altijd </text:span><text:span text:style-name="T4">Bukkertje. </text:span><text:span text:style-name="T1">Dit kan Adnan absoluut niet hebben en hij freakt helemaal als je hem zo noemt. Maar Adnan weet dat hij je niks kan maken, want je hebt hem namelijk wijs gemaakt dat je broer bij de Antilliaanse Maffia zit en nu past hij wel op. Je houdt er niet van om onschuldige, weerloze mensen te pesten, maar zo’n motherfuckertje als Adnan verneder je met veel plezier tot op het bot.</text:span></text:p>
      <text:p text:style-name="P24"/>
      <text:p text:style-name="P26"><text:span text:style-name="T2">Boudewijn, Nederlandse leerling:</text:span><text:span text:style-name="T3"> </text:span><text:span text:style-name="T1">Een rijkeluiskindje dat verslaafd is aan blowen en verder ook nog van alles slikt. Hij is een groot fan van BNN, maar je kotst van hem, omdat hij eruit ziet als een hippie en alleen maar onzin uitkraamt. Het is geen compliment voor BNN om zulke fans te hebben. Uit frustratie heb je daarom een diss over hem geschreven:</text:span><text:span text:style-name="T4"> the Shitty Beatle.</text:span></text:p>
      <text:p text:style-name="P25"/>
      <text:p text:style-name="P26"><text:span text:style-name="T2">Chantalle, een Surinaams meisje van 16 dat een kindje van 2 heeft:</text:span><text:span text:style-name="T1"> In de klas trek je het meest met haar op,maar dit komt vooral omdat zij veel met jou optrekt. Ze is een beetje raar en spreekt niet zo goed Nederlands. Haar kindje heet </text:span><text:span text:style-name="T4">Vuile Kolerelijer</text:span><text:span text:style-name="T1">. Chantalle hemelt je altijd op, maar is over de rest van de klas altijd heel negatief, dit vind je eigenlijk een beetje sneu van haar. Ze zou zich eens wat meer moeten aanpassen aan de anderen.</text:span></text:p>
      <text:p text:style-name="P23"/>
      <text:h text:style-name="P32" text:outline-level="1"/>
      <text:h text:style-name="P41" text:outline-level="1">2. Nadja</text:h>
      <text:p text:style-name="P20"/>
      <text:h text:style-name="P47" text:outline-level="2">Turkse leerlinge, knap en een bitch</text:h>
      <text:p text:style-name="P5"/>
      <text:p text:style-name="Standard"><text:span text:style-name="T9">Kledingtips:</text:span><text:span text:style-name="T13"> uitdagende, sexy kleding, veel make-up</text:span></text:p>
      <text:p text:style-name="P5"/>
      <text:p text:style-name="P5">Je hebt aanzien in de klas, omdat je een grote mond hebt en ongenadig hard uit de hoek kunt komen. Je kunt roddelen als de beste en als iemand jou iets flikt, dan maak je diegene helemaal zwart. Samen met wijlen Nousha en Aioeioe vormde je een clubje dat veel aandacht van de mannen kreeg, omdat jullie een hoog sex-appeal hebben/hadden. Je hebt een hekel aan boeren, omdat ze vaak racistisch zijn en a-modieuze kleren dragen.</text:p>
      <text:p text:style-name="P10"/>
      <text:p text:style-name="Standard"><text:span text:style-name="T9">wijlen Nousha:</text:span><text:span text:style-name="T12"> </text:span><text:span text:style-name="T13">deze knappe Marokkaanse was altijd je beste vriendin, totdat ze met je vriend Hassan vreemd ging. Sindsdien leefden jullie in onmin. Je hebt haar zwartgemaakt en aan iedereen verteld dat ze een enorme slet is. Eerlijk gezegd ben je dan ook blij dat ze dood is.</text:span></text:p>
      <text:p text:style-name="P5"/>
      <text:p text:style-name="Standard"><text:span text:style-name="T9">Aioeioe, een vriendin:</text:span><text:span text:style-name="T12"> </text:span><text:span text:style-name="T13">dit goedaardige Israëlische meisje is ook een vriendin van je. Soms vallen islamieten haar verbaal aan vanwege het Joods-Palestijnse conflict, maar daar kan zij helemaal niets aan doen. Aioeioe wordt hierdoor heel erg in verlegenheid gebracht en daarom neem je het altijd voor haar op als iemand haar aanvalt omdat ze Joods is.</text:span></text:p>
      <text:p text:style-name="P10"/>
      <text:p text:style-name="P22"><text:span text:style-name="T9">Hassan, je vriendje:</text:span><text:span text:style-name="T12"> </text:span><text:span text:style-name="T13">deze Marokkaanse drugdealer is je vriend. Je was altijd heel gek op hem, omdat hij veel geld en aanzien heeft en mooie kleren draagt. Hassan laat net als jou niet met zich sollen. Hij heeft een reputatie op het gebied van geweldsdelicten (en is daarom ook van school getrapt) en is dus een goede beschermheer voor jou. Bovendien gaf hij ook veel om jou, hij overlaadde je altijd met dure geschenken. Sinds je erachter bent gekomen dat hij vreemd ging met Nousha is je liefde voor hem wat bekoelt.</text:span></text:p>
      <text:p text:style-name="P6"/>
      <text:p text:style-name="P22"><text:span text:style-name="T9">Youssouf, Afghaanse leerling:</text:span><text:span text:style-name="T12"> </text:span><text:span text:style-name="T13">je hebt een oogje op deze rustige, welgemanierde Afghaanse moslimjongen. Youssouf lijkt je wat betrouwbaarder en intelligenter dan de agressieve, gevaarlijke Hassan. Nadat je liefde voor Hassan wat is bekoelt, heb je een oogje op hem gekregen. Je hebt besloten om hem vanavond te gaan versieren, dan kun je ook Hassan meteen betaald zetten (misschien maak je het nadien wel uit met hem). Daarom heb je je flink opgemaakt en je kortste rokje aangedaan.</text:span></text:p>
      <text:p text:style-name="P6"/>
      <text:p text:style-name="P22"><text:span text:style-name="T9">Adnan, klein opgefokt Marokkaantje:</text:span><text:span text:style-name="T13"> Hij is een vriend van Youssouf en Hassan en hij heeft nog nooit meteen meisje gezoend. Je denkt dat hij homo is en daarom heb je dit aan al je vrienden verteld. </text:span></text:p>
      <text:p text:style-name="P6"/>
      <text:p text:style-name="P22"><text:span text:style-name="T9">Chantalle, een meisje van 16 met een kindje van 2</text:span><text:span text:style-name="T10">:</text:span><text:span text:style-name="T13"> je hoorde dat Chantalle in een boomhut woont en besloot maar eens te gaan kijken, want je dacht dat je in de zeik was genomen. Het bleek echter ook nog waar te zijn, want er lag een dagboek van Chantalle in de boomhut, die jij vervolgens hebt gestolen. Chantalle scheldt iedereen in de klas erin uit, behalve Dimitri. Het viel je op dat ze wel heel vaak vreemde termen gebruikt. Zo schrijft ze onder andere 'Fokko en Ruud zijn vuile communisten', 'ik wil mezelf laten castreren op mijn schouder', 'Adnan is een deurklink' en nog een gedichtje aan Youssouf:</text:span></text:p>
      <text:p text:style-name="P8"/>
      <text:p text:style-name="P9">Youssouf, de Afghaninistanaan,</text:p>
      <text:p text:style-name="P9">jij bent voor mij als cellofaan,</text:p>
      <text:p text:style-name="P9">Jij bent een gave travestiet</text:p>
      <text:p text:style-name="P9">en als een industriegebied,</text:p>
      <text:p text:style-name="P9">Zie ik jou eens zonder kleren,</text:p>
      <text:h text:style-name="P34" text:outline-level="1">zullen wij dan extraheren?</text:h>
      <text:h text:style-name="P41" text:outline-level="1">3. Liselot</text:h>
      <text:p text:style-name="P20"/>
      <text:h text:style-name="P47" text:outline-level="2">Verlegen Nederlandse leerlinge, met rood haar, sproeten, bril en beugel. Is het pispaaltje van de klas</text:h>
      <text:p text:style-name="P10"/>
      <text:p text:style-name="Standard"><text:span text:style-name="T9">Kledingtips:</text:span><text:span text:style-name="T13"> truttige a-modieuze kleding, bij voorkeur vloekende kleuren</text:span></text:p>
      <text:p text:style-name="Standard"><text:span text:style-name="T9">Attributen:</text:span><text:span text:style-name="T13"> schroevendraaier, secondenlijm </text:span></text:p>
      <text:p text:style-name="P13"/>
      <text:p text:style-name="P5">Je bent het pispaaltje van de klas, maar daar ben je inmiddels wel aan gewend, omdat je je hele leven al gepest wordt. Je hebt geen vrienden, maar die mis je ook niet, want je hebt een paard en dat is je beste vriend. Toch ben je niet echt gelukkig, want je wilt wel eens een vriendje en je hebt nog nooit met een jongen gezoend. </text:p>
      <text:p text:style-name="P29">School is voor jouw een hel omdat iedereen je negeert of pest. Om je af te reageren saboteer je de school. Je steelt deurklinken uit de wc, vernielt de intercom en besmeurt spiegels met zeep. Je hebt zelfs een keer de automatische deuren van de ingang versteld, waardoor ze dicht gingen als je er naar toe liep en open als je er vanaf liep. Dat was nog eens lachen!! Omdat iedereen denkt dat je heel braaf bent verdenkt niemand je. Er is door het saboteren een gespannen sfeer ontstaan op school, de leraren vertrouwen bepaalde leerlingen niet meer en iedereen praat over de geheimzinnige saboteur. Het saboteren geeft je een kick, het is een kat en muis spel waar je intens van geniet. </text:p>
      <text:p text:style-name="P5"/>
      <text:p text:style-name="Standard"><text:span text:style-name="T9">Lammie:</text:span><text:span text:style-name="T12"> </text:span><text:span text:style-name="T13">een meisje van het kamp dat bij het groepje boeren (Fokko en Ruud) hoort. Je wilt graag haar vriendin worden, omdat ze heel stoer en jongensachtig is. Zij durft wel voor zichzelf op te komen. Lammie heeft je echter een keer betrapt toen je alle kranen van de wc had opengezet zodat de boel zou overstromen. Je hebt je eruit proberen te redden door te zeggen dat de wasbakken smerig waren en je ze even wilde laten schoonspoelen, maar Lammie trapte hier niet in. Sindsdien chanteert ze je: je moet haar huiswerk maken en haar naam op jouw proefwerken zetten (zij zet dan jouw naam op haar proefwerk en omdat ze nogal dom is haal je nu allemaal slechte cijfers). Je zou graag naar de schoolleiding stappen om haar aan te geven, maar dan verraad ze jou.</text:span></text:p>
      <text:p text:style-name="P5"/>
      <text:p text:style-name="Standard"><text:span text:style-name="T9">Clarence de Suc:</text:span><text:span text:style-name="T12"> </text:span><text:span text:style-name="T13">de schooldirecteur en tevens je privé-orthodontist. Je bent al sinds je 8</text:span><text:span text:style-name="T22">e</text:span><text:span text:style-name="T13"> bij hem in behandeling en draagt ook al sinds die tijd een beugel. Als die er straks af mag dan heb je wel super mooie tanden! Clarence is de enige persoon op school die je in vertrouwen durft te nemen, omdat hij je problemen begrijpt en heel aardig is. Clarence zegt dat de klasgenoten je uit jaloezie pesten, omdat je hogere cijfers haalt dan zij. Hij vindt het belangrijk dat je jezelf blijft, want als je je probeert aan te passen aan de rest dan toon je alleen je zwakte. Volgens hem ben je nu mooi (ook al heb je een bril en beugel en draag je a-modieuze kleding) en moet je jouw uiterlijk niet veranderen.</text:span></text:p>
      <text:p text:style-name="P5"/>
      <text:p text:style-name="Standard"><text:span text:style-name="T9">Adnan:</text:span><text:span text:style-name="T12"> </text:span><text:span text:style-name="T13">klein opgefokt Marokkaantje. Adnan komt soms met je praten en het lijkt wel of hij je aardig vind. Jij bent echter bang voor hem, omdat hij heel snel opgefokt raakt en mensen met de dood bedreigt als hij boos is. Daarom doe je altijd heel lief tegen hem en luister je aandachtig naar zijn verhalen, zodat hij geen reden heeft om kwaad op jou te worden.</text:span></text:p>
      <text:p text:style-name="P5"/>
      <text:p text:style-name="Standard"><text:span text:style-name="T9">Boudewijn:</text:span><text:span text:style-name="T12"> </text:span><text:span text:style-name="T13">Een jongen die, in tegenstelling tot je meeste andere klasgenoten, uit een welgesteld milieu komt. Je bent verliefd op hem, omdat hij wat meer relaxed is dan de meeste andere jongens uit je klas. Hij blowt wel eens en dit vind je heel stoer (je wilt zelf ook wel eens blowen, maar je hebt geen vrienden die wiet voor je kunnen regelen) en ook zijn baggy, alternatieve kleding vind je cool. Je hebt aan Clarence verteld dat je stapelgek op hem bent en Clarence heeft je geadviseerd om er werk van te maken, door bij Tinus en Rinus (waar Boudewijn in de klas het meest mee optrekt) te informeren wat hij van jouw vindt. Ze hebben jouw tot op heden niet verteld wat Bouwewijn van je vind, maar inmiddels weet wel de hele klas dat je op Boudewijn bent en wordt je hier mee gepest.</text:span></text:p>
      <text:h text:style-name="P32" text:outline-level="1"/>
      <text:h text:style-name="P41" text:outline-level="1">4. Adnan</text:h>
      <text:p text:style-name="P20"/>
      <text:p text:style-name="Text_20_body"><text:span text:style-name="T16">Klein, opgefokt, irritant Marokkaantje. Heeft nog nooit met een meisje gezoend en wordt daarom vaak voor homo uitgescholden. Praat gebrekkig Nederlands. </text:span><text:span text:style-name="T7">Heeft Nousha vermoord</text:span><text:span text:style-name="T16">.</text:span></text:p>
      <text:p text:style-name="P10"/>
      <text:p text:style-name="Standard"><text:span text:style-name="T9">Kledingtips:</text:span><text:span text:style-name="T13"> goedkope, wijde kleding, petje</text:span></text:p>
      <text:p text:style-name="P5"/>
      <text:p text:style-name="P5">Je hele leven is een aaneenschakeling van vernederingen en mislukkingen. Je komt uit een probleemgezin en woont in de aso buurt van Arnhem. Je pa zit al sinds 1980 (!) in de bijstand en je moeder heeft een snor. Je broer zit in de bak en je koopt je kleding bij de Wibra of de kringloop. Je praat gebrekkig Nederlands en haalt slechte cijfers op school.</text:p>
      <text:p text:style-name="P29">Als kleuter werd je al door de Nederlandse jongentjes in de klas en de buurt gepest omdat je slecht Nederlands praat en arm bent. Je broer en je neef leerden je dat een echte Marokkaan niet met zich laat sollen en zeker niet door een paar blanke kaaskoppen. Je had dan ook al vroeg een hekel aan Nederlanders. Je ontdekte dat je Nederlandse jongens stil kon krijgen als je ze voor racist uitmaakte (dit bleek namelijk een taboe in de Nederlandse cultuur). Dus ging je Nederlandse kinderen net zo lang irriteren tot ze een racistische opmerking maakten om ze daarna voor racist uit te maken. Dan waren ze stil en had jij gewonnen.</text:p>
      <text:p text:style-name="P29">Drie jaar geleden stond er echter ineens een Nederlandse politicus op die de vloer aanveegde met het racisme taboe en als motto had ‘ik zeg wat ik denk’. Deze kale kaaskop was ook nog eens homofiel en je had meteen een schijthekel aan deze man. Helaas werd hij super populair bij vooral de lagere klassen in Nederland (jouw Nederlandse buren dus), die zijn motto ‘ik zeg wat ik denk’ meteen tot hun lijfspreuk omdoopten. Sinds die tijd hielp het niet meer om Nederlanders voor racist uit te maken, want dan maakten ze jouw voor KUT-Marokkaan uit. Je maakte een plan om Pim Fortuyn te vermoorden, maar helaas was zo’n stomme kaaskop uit de Veluwe je al voor. Je hebt sindsdien een nog grotere hekel aan Nederlanders en ook de schurft aan homo’s.</text:p>
      <text:p text:style-name="P29">Je zat inmiddels op de middelbare school. Om je frustraties af te reageren en andere mensen (die toch altijd meer succes hadden dan jij) erbij te naaien had je een nieuw soort slachtoffer gevonden: moslimmeisjes. Veel moslima’s deden zodra ze op school waren hun hoofddoek af en bleken daarnaast vaak een vriendje te hebben. Dit zouden hun vaders natuurlijk niet leuk vinden en daarom maakte je foto’s van moslima’s zonder hoofddoek of met hun vriendje zodat je ze kon chanteren. Deze broodwinning was echter van korte duur, want al snel kreeg je een flink pak slaag van de vriendjes van de moslima’s.</text:p>
      <text:p text:style-name="P29">Een vernedering erbij dus. Inmiddels hadden steeds meer jongens uit je klas al met een meisje gezoend en viel het je op dat je nauwelijks aandacht kreeg van het andere geslacht, ook niet als je de meisjes ging pesten. De meisjes vluchten snel naar de grotere, sterkere (en succesvollere!) jongens in de klas. Met je irritante gedrag hielp je andere jongens dus alleen maar aan een meisje. Maar daar bleef het niet bij: tot overmaat van ramp begonnen klasgenoten je te pesten met het feit dat je nooit met een meisje had gezoend en begonnen ze te veronderstellen dat je homo bent. Dit kan je absoluut niet hebben en elke keer als iemand je voor homo uitmaakt ga je door het lint!</text:p>
      <text:p text:style-name="P29">Je vrienden Hassan en Youssouf vonden het vervelend dat je geen succes bij de vrouwen had en jij was super jaloers op hen, omdat zij wel succes hadden bij de vrouwen. Hassan en Youssouf hadden allebei met de knappe Marokkaanse Nousha gezoend en volgens hen was zij makkelijk te krijgen. Ze had met meerdere jongens uit de klas gezoend. Bovendien was zij Marokkaans en Marokkanen zijn nu eenmaal loyaal aan hun eigen volk. Als je een beetje werk van haar maakte, dan zou je haar wel kunnen krijgen.</text:p>
      <text:p text:style-name="P29">Je besloot werk van haar te maken. Je praatte met haar, gaf haar complimentjes en nam het voor haar op als iemand vervelend tegen haar deed. Zij deed ook aardig tegen jou en je werd verliefd op haar (ze was namelijk, naast je moeder, de eerste vrouw die ooit aardig tegen je deed). Vorige week besloot je je slag te maken. Je vroeg haar mee naar de film en ze zei ja. Na de film wilde je met haar zoenen, maar zij draaide haar hoofd weg. Ze wilde gewoon vrienden zijn en was nogal verrast dat je haar wilde zoenen, want ze had via een betrouwbare bron gehoord dat je homo was. De vernedering was compleet en je was woest. Je zei dat je verliefd op haar was en dat ze bovendien Marokkaans was en een slet, dus moest ze <text:soft-page-break/>gewoon met je zoenen. Zij vond dit een hele rare gedachtegang en was hier heel erg door beledigd. Ze zij dat ze aan al haar vriendinnen zou vertellen dat je homo bent en wilde je nooit meer zien. </text:p>
      <text:p text:style-name="P29">De affaire met Nousha was een verschrikkelijke afgang en je had je zelden zo vernederd gevoeld. Nu ging ze ook nog zeggen dat je homo bent. Er zat maar een ding op: Nousha moest dood, maar wel op zo’n manier dat je niet verdacht zou zijn. Youssouf bleek de gouden sleutel te zijn. Hij had je verteld dat hij radioactief plutonium had gejat uit het scheikunde lokaal en dat je daar mensen mee kan doodmaken. Waarom hij dat zou willen is jouw een raadsel, maar dat maakt verder niet uit. Je hebt een deel van zijn plutonium gejat (wat hij waarschijnlijk niet heeft doorgehad) en het op de dag voor het schoolfeest in Nousha’s melk gestopt toen niemand keek.</text:p>
      <text:p text:style-name="P29">Youssouf vertelde je ook dat radioactief plutonium geschikt is om snorren te epileren. Een deel van het spul heb je bewaard om je moeder van haar snor af te helpen. Sinds een week gaat zij snorloos door het leven.</text:p>
      <text:p text:style-name="P5"/>
      <text:p text:style-name="Standard"><text:span text:style-name="T12">You</text:span><text:span text:style-name="T9">ssouf, je Afghaanse kameraad: </text:span><text:span text:style-name="T13">Hij is in alles je tegenpool en je kijkt erg tegen hem op. Hij is rustig, welgemanierd, intelligent en krijgt bovendien veel aandacht van de meisjes. Niet dat hij daar veel om geeft, want hij is een vroom moslim, die niet zomaar met elk meisje het bed in duikt. Hij is echter ook weer geen geheelonthouder op het gebied van de liefde, want hij heeft bijvoorbeeld wel met Nousha gezoend. Omdat Youssouf plutonium uit het Scheikundelokaal heeft gejat, kan je hem mooi als excuusverdachte voor jouw moord gebruiken. Elke keer als iemand je confronteert met de moord, probeer je subtiel de verdenking op Youssouf te richten.</text:span></text:p>
      <text:p text:style-name="P5"/>
      <text:p text:style-name="Standard"><text:span text:style-name="T9">Hassan, je Marokkaanse kameraad:</text:span><text:span text:style-name="T13"> Hassan is een gevaarlijke drugdealer die niet met zich laat sollen en van school is getrapt omdat hij een of andere domme kaaskopboer in elkaar heeft geslagen. Ook Hassan heeft veel succes bij de vrouwen en ook tegen hem kijk je op. Hij heeft verkering met de knappe Turkse Nadja, maar heeft ‘jouw’ Nousha ook geneukt. Hassan, Youssouf en jij vormen een vriendenclubje, dat redelijk veel aanzien heeft op school. Helaas wordt het aanzien vooral veroorzaakt door de gewelddadige reputatie van Hassan en het charismatische karakter van Youssouf en haal jij het aanzien van het clubje alleen maar naar beneden. </text:span></text:p>
      <text:p text:style-name="P5"/>
      <text:p text:style-name="Standard"><text:span text:style-name="T9">Dimitri, Antilliaanse leerling:</text:span><text:span text:style-name="T12"> </text:span><text:span text:style-name="T13">een stoere, grote, charismatische neger, waar de hele klas tegen opkijkt. Dimitri rapt in een hiphopcrew en heeft veel succes bij de vrouwen. Volgens de geruchten heeft ook hij iets met Nousha gehad. Dimitri is een van de mensen die verantwoordelijk is voor jouw homo reputatie in de klas. Je hebt een hekel aan hem. Hij noemt je altijd </text:span><text:span text:style-name="T15">Bukkertje </text:span><text:span text:style-name="T13">en hier wordt je heel kwaad om. Dimitri is echter veel groter en sterker dan jouw en bovendien zit zijn broer bij de Antilliaanse maffia. Je kunt hem dus niks maken.</text:span></text:p>
      <text:p text:style-name="P5"/>
      <text:p text:style-name="Text_20_body"><text:span text:style-name="T7">Frank, schoolpsycholoog: </text:span><text:span text:style-name="T17">Je bent bij hem in behandeling omdat je zo opgefokt doet. Frank is een echte loser. Hij praat altijd maar over gevoelens en is biseksueel. Je vindt het heerlijk om bij Frank af te reageren en sloopt dan ook geregeld zijn kantoor. Frank vindt dat niet erg, hij blijft er altijd heel rustig onder. Hij zegt dat het goed is om je te uiten, de sukkel! Hij heeft echter wel sex gehad met Nousha, dus je bent stiekem ook heel jaloers op hem. Dit maakt je alleen maar agressiever.</text:span></text:p>
      <text:p text:style-name="P31"/>
      <text:p text:style-name="Text_20_body"><text:span text:style-name="T7">Liselot, het pispaaltje van de klas</text:span><text:span text:style-name="T17">: Liselot is verlegen, heeft rood haar, een bril, beugel en een paard. Zij is het enige meisje in de klas dat aardig tegen je doet, daarom praat je wel eens tegen haar. Ze is altijd heel vriendelijk en lief tegen je, maar ze zegt niet zoveel. Daarom praat je nooit zo lang met haar. Je vindt het jammer dat ze zo weinig zegt want je bent na het incident met Nousha verliefd op haar geworden.</text:span></text:p>
      <text:h text:style-name="P36" text:outline-level="1"/>
      <text:h text:style-name="P44" text:outline-level="1">5. Hassan</text:h>
      <text:p text:style-name="P2"/>
      <text:h text:style-name="P47" text:outline-level="2">Marokkaanse ex-leerling, nu drugsdealer, gewelddadig, praat met een Marokkaans accent</text:h>
      <text:p text:style-name="P2"/>
      <text:p text:style-name="Standard"><text:span text:style-name="T9">Kledingtips:</text:span><text:span text:style-name="T13"> dure wijde merkkleding, jas met bontcapuchon, oorbel</text:span></text:p>
      <text:p text:style-name="Standard"><text:span text:style-name="T6">Attributen:</text:span><text:span text:style-name="T16"> wiet, hasj, pillen, groot mes, pistool</text:span></text:p>
      <text:p text:style-name="P3"/>
      <text:p text:style-name="P5">Jij bent een typische straatgangster en laat nooit met je sollen. Je bent extreem gewelddadig: als je ruzie krijgt met iemand, haal je al je vrienden erbij. Je hebt schijt aan regels en hebt dan ook veel problemen met autoriteiten. School vond je altijd extreem kut, de echt belangrijke dingen in het leven leer je immers op straat. Gelukkig ben je na een geweldsincident van school getrapt en kun je de hele dag stoer op straat rondhangen, drugs dealen en mensen bedreigen.</text:p>
      <text:p text:style-name="P10"/>
      <text:p text:style-name="Standard"><text:span text:style-name="T9">Nadja, je Turkse vriendin:</text:span><text:span text:style-name="T13"> Ze is een lekker wijf, maar kan ook een enorme bitch zijn. Vroeger was je heel verliefd op haar, maar jullie relatie loopt niet zo lekker meer sinds je vreemd bent gegaan met Nousha. Nousha was altijd Nadja’s beste vriendin, maar sinds het slippertje leefden Nousha en Nadja in onmin en maakte Nadja haar altijd zwart.</text:span></text:p>
      <text:p text:style-name="Standard"><text:span text:style-name="T9">Youssouf, je Afghaanse kameraad:</text:span><text:span text:style-name="T13"> Youssouf is op school een nette, welgemanierde en intelligente gozer, die bovendien veel aanzien bij de vrouwen heeft, maar in werkelijkheid is hij een terrorist. Dit weet je omdat hij je een keer heeft meegenomen naar de El Taweed Moskee in Amsterdam, toen je in een identiteitscrisis zat. Het fundamentalistische leven leek jouw echter niet cool en je voelde er meer voor om drugs te dealen. Omdat Youssouf je vriend is verlink je hem niet, dat zou bovendien niet slim zijn, want de politie heeft met jouw ook nog een appeltje te schillen.</text:span></text:p>
      <text:p text:style-name="Standard"><text:span text:style-name="T9">Adnan, je Marokkaanse kameraad:</text:span><text:span text:style-name="T13"> Adnan, Youssouf en jij vormen een vriendenclub, waarin Adnan de underdogpositie bekleed. Adnan is een opgefokt gastje uit een arm gezin en heeft nog nooit een meisje gezoend. Sommige klasgenoten maken hem voor homo uit en hier kan hij niet tegen. Jij en Youssouf hebben hem geprobeerd aan Nousha te koppelen, die was immers makkelijk te krijgen. Jullie hopen dat hij eens rustiger wordt als hij eens met een vrouw zou zoenen.</text:span></text:p>
      <text:p text:style-name="Standard"><text:span text:style-name="T9">Fokko, een domme boer.</text:span><text:span text:style-name="T13"> Een half jaar geleden hoorde je Fokko de volgende mop aan zijn makker Ruud vertellen. ‘Wat is Nadja in een rolstoel? Islam!’ Je hebt hem daarom zo hard in elkaar geslagen dat al zijn ledermaten gebroken waren. Hierdoor ben je wel van school getrapt en je mag eigenlijk niet op het schoolfeest komen, maar je komt gewoon om drugs te dealen want iedereen is toch bang voor je. Fokko is trouwens een echte matennaaier, want je hebt hem betrapt op het leksteken van Ruud’s banden. Dit vond je zo min dat je zijn Honda MT5 brommer toen maar helemaal total loss hebt gebeukt. <text:s/></text:span></text:p>
      <text:p text:style-name="Standard"><text:span text:style-name="T9">Lammie, een kamperwijfie:</text:span><text:span text:style-name="T13"> Zij levert je wiet.</text:span></text:p>
      <text:p text:style-name="Standard"><text:span text:style-name="T9">Frank, de schoolpsycholoog:</text:span><text:span text:style-name="T13"> Een paar weken geleden was er een grote partij drugs van jou gestolen. Je maffiabaas pikte dat niet en nu moet je het geld ( € 10.000,-) terugbetalen. Omdat je dit geld niet had, besloot je het van de goedaardige, softe Frank te lenen (uiteraard zonder het terug te betalen). Dit ging echter niet zo makkelijk als je dacht, want Frank wilde het alleen lenen als hij sex met je mocht hebben. Uit pure wanhoop heb je dit maar gedaan (immers liever sex met een kerel dan dood), maar je schaamt je hier heel erg voor. Bovendien zal Frank jullie affaire aan de grote klok hangen als je hem het geld niet terugbetaald. Frank’s vriend is een grote sterke neger, dus hem in elkaar slaan is ook geen optie. Je zit dus met een groot probleem en je doel is dan ook om zoveel mogelijk geld bij elkaar te sprokkelen, het maakt je niet uit hoe.</text:span></text:p>
      <text:p text:style-name="P2"/>
      <text:h text:style-name="P37" text:outline-level="1"/>
      <text:h text:style-name="P45" text:outline-level="1">6. Youssouf</text:h>
      <text:p text:style-name="P20"/>
      <text:p text:style-name="P30">Afghaanse moslim, leidt een dubbelleven. Op school is hij een rustige, welgemanierde, intelligente jongen, hij is echter het neefje van Osama Bin Laden en is terrorist.</text:p>
      <text:p text:style-name="P10"/>
      <text:p text:style-name="Standard"><text:span text:style-name="T9">Kledingtips:</text:span><text:span text:style-name="T13"> dure, modieuze kleding</text:span></text:p>
      <text:p text:style-name="P5"/>
      <text:p text:style-name="P5">Je bent een vroom moslim, die met alles gematigd is: je drinkt geen alcohol, je wilt geen sex voor het huwelijk, eet geen varkensvlees en zoent alleen met een meisje als je haar goed kent en leuk vind. Je hebt een aardig en charmant karakter en kan met iedereen goed overweg. Je bent intelligent en spreekt vloeiend Nederlands.</text:p>
      <text:p text:style-name="P5"><text:tab/>In je vrije tijd ben je terrorist en zit je in een Al Qaida cel. Je hebt rechtstreeks contact met je oom Osama Bin Laden, die jouw een eersteklas terroristentraining heeft gegeven in Afghanistan. Omdat je intelligent bent heeft je oom je de opdracht gegeven met je cel (die gevuld is met de slimste terroristen in Nederland) een atoombom te bouwen. Je hebt daarom een grote hoeveelheid radioactief Plutonium uit het scheikundelokaal gejat. Een deel daarvan ben je echter kwijt geraakt. Je dacht eerste dat je het gewoon verloren was, maar na de moord op Nousha weet je wel beter. Iemand heeft het gejat!</text:p>
      <text:p text:style-name="P5"/>
      <text:p text:style-name="Standard"><text:span text:style-name="T9">Hassan, je beste vriend:</text:span><text:span text:style-name="T13"> De Marokkaanse Hassan is in veel opzichten je tegenpool: hij is een gevaarlijke, agressieve drugsdealer en hij is van school getrapt omdat hij iemand in elkaar heeft geslagen. Hassan is de enige persoon in de klas die weet van je dubbelleven, omdat je hem een keer hebt meegenomen naar een bijeenkomst van een radicale imam in de El Taweed moskee in Amsterdam. Dit was in de tijd dat Hassan nog in een identiteitscrisis zat en je dacht dat het terroristenleven misschien iets voor hem was. Het sprak hem echter totaal niet aan, maar Hassan heeft zijn plekje helemaal gevonden als drugsdealer. Je vertrouwt erop dat Hassan je niet verlinkt, want hij is je beste vriend. Dat zou ook niet slim zijn van hem, want dan zou je hem aan kunnen geven bij de politie.</text:span></text:p>
      <text:p text:style-name="P12"/>
      <text:p text:style-name="Standard"><text:span text:style-name="T9">Nadja, de vriendin van Hassan:</text:span><text:span text:style-name="T13"> De Turkse Nadja is het lekkere wijf van de klas. Jij hebt een hekel aan haar. Nadja loopt in uitdagende, sexy kleding en is een brutale bitch. Jij vind dat een vrouw nederig te zijn hoort en verhullende kleding hoort te dragen. <text:s/></text:span></text:p>
      <text:p text:style-name="P5"/>
      <text:p text:style-name="P22"><text:span text:style-name="T9">wijlen Nousha:</text:span><text:span text:style-name="T12"> </text:span><text:span text:style-name="T13">je bent een tijdje verliefd geweest op deze aantrekkelijke Marokkaanse en hebt met haar gezoend. Nousha was altijd een vriendin van Nadja, maar Nousha is vreemd gegaan met Hassan en sindsdien leefden Nousha en Nadja in onmin met elkaar. Je liefde voor Nousha was snel bekoelt toen je erachter kwam dat ze met Hassan vreemd ging. Een vrouw hoort trouw te zijn aan één man. Je bent er dan ook niet echt rouwig om dat ze dood is.</text:span></text:p>
      <text:p text:style-name="P6"/>
      <text:p text:style-name="P22"><text:span text:style-name="T9">Adnan, een vriend van jou en Hassan:</text:span><text:span text:style-name="T12"> </text:span><text:span text:style-name="T13">Adnan is een irritant, opgefokt Marokkaantje. Omdat Adnan nog nooit met een meisje heeft gezoend heb je geprobeerd hem aan Nousha te koppelen, die was immers makkelijk te krijgen. Jullie hopen dat hij eens rustiger wordt als hij eens met een vrouw zou zoenen.</text:span></text:p>
      <text:p text:style-name="P6"/>
      <text:p text:style-name="Standard"><text:span text:style-name="T9">Anna Nas-Boom, je scheikundelerares:</text:span><text:span text:style-name="T13"> Scheikunde is je favoriete vak, want je leert hier veel dingen die nuttig zijn voor het maken van een atoombom. Ze heeft een les gegeven over radioactief plutonium en na die les heb je ingebroken in haar lokaal om het spul te jatten. Het bleek echter koper oxide, dus je was genaaid. Echter bij een volgende inbraak, waarbij je wat beter hebt gezocht vond je wel het echte plutonium. Dit kan je nu mooi gebruiken om met je cel een atoombom te maken en om de snor van je moeder te epileren.</text:span></text:p>
      <text:p text:style-name="P1"/>
      <text:p text:style-name="P28">7. Frank</text:p>
      <text:p text:style-name="P20"/>
      <text:h text:style-name="P38" text:outline-level="1">Schoolpsycholoog en biseksueel, nichterig type</text:h>
      <text:p text:style-name="P2"/>
      <text:p text:style-name="Standard"><text:span text:style-name="T9">Kledingtips:</text:span><text:span text:style-name="T13"> heel modieus en een beetje nichterig</text:span></text:p>
      <text:p text:style-name="P5"/>
      <text:p text:style-name="P5">Het Philip Freriks is als VMBO school een onderwijsinstelling waar psychische bijstand soms geen overbodige luxe is. Sinds de (vroeger toch vrij nette) school last heeft van de mysterieuze sabotage acties, heeft het schoolbestuur daarom besloten jouw als schoolpsycholoog aan te stellen. Tijdens je studie adolescentiepsychologie leerde je dat de pubertijd voor jongeren een moeilijke, onzekere fase is en dat puber vaak heel labiel zijn en in een identiteitscrisis zitten. Je kan je helemaal vinden in deze veronderstelling, want ook jouw puberteit was een moeilijke fase, helemaal omdat je erachter kwam dat je bi was.</text:p>
      <text:p text:style-name="P5"><text:tab/>Je bent ervan overtuigd dat alle leerlingen op het Philip Freriks wel een of andere psychische kwaal hebben, maar dat ze uit onzekerheid niet naar je toe durven te komen (de wereld van de volwassen is voor deze tere kinderzieltjes een harde, enge wereld). Daarom ga jij als een goed psycholoog ' het veld in' <text:s/>en probeer je met de jongeren over hun problemen en hun gevoelens te praten. Dit levert nog wel eens hoongelach onder de jongeren op, maar dat doen ze natuurlijk omdat ze zich nog geen houding weten te geven. Je bent ervan overtuigd dat ze stiekem heel blij zijn dat je ze zo af en toe een hart onder de riem steekt.</text:p>
      <text:p text:style-name="P10"/>
      <text:p text:style-name="Standard"><text:span text:style-name="T9">Adnan, een Marokkaanse leerling uit een probleemgezin:</text:span><text:span text:style-name="T13"> Adnan is heel gefrustreerd, omdat hij nergens goed in is. Hij praat gebrekkig Nederlands, haalt slechte cijfers, kan geen dure kleding betalen en heeft geen succes bij de meisjes. Omdat hij altijd heel opgefokt en licht ontvlambaar is, zit hij bij jouw in behandeling. Je vind Adnan schattig en hebt een zwak voor hem. Je denkt dat je hem wel kunt genezen en daarom praat je veel met hem over z’n gevoelens. De enige emotie die hij kan uiten is woede en dat is in ieder geval beter dan niets, daarom vind je het niet erg als hij weer eens je kantoor verbouwt.</text:span></text:p>
      <text:p text:style-name="Standard"><text:span text:style-name="T9">Hassan, Marokkaanse ex-leerling:</text:span><text:span text:style-name="T13"> Hassan kwam ooit bij je om € 10.000,- te lenen. Dat deed je alleen op voorwaarde dat hij sex met je zou hebben. Hij stemde toe en je hebt hem wijs gemaakt dat je vriend een grote sterke neger is zodat hij geen wraak durft te nemen. Je hebt hem ook wijsgemaakt dat je de sexpartij aan de grote klok zult hangen als hij niet terugbetaald (dit doe je natuurlijk niet, want je baan staat op het spel)</text:span></text:p>
      <text:p text:style-name="Standard"><text:span text:style-name="T9">Wijlen Nousha:</text:span><text:span text:style-name="T12"> </text:span><text:span text:style-name="T13">Ze was bij je in behandeling omdat ze problemen met haar ouders had. Je voelde je tot haar aangetrokken en jullie hebben sex gehad.</text:span></text:p>
      <text:p text:style-name="P2"/>
      <text:h text:style-name="P33" text:outline-level="1"/>
      <text:h text:style-name="P42" text:outline-level="1">8. Clarence de Suc<text:tab/></text:h>
      <text:p text:style-name="P19"/>
      <text:h text:style-name="P47" text:outline-level="2">Surinaamse schooldirecteur, pedofiel en gefrustreerd</text:h>
      <text:p text:style-name="P11"/>
      <text:p text:style-name="P21"><text:span text:style-name="T9">Kledingtips:</text:span><text:span text:style-name="T13"> net pak en een bierbuik</text:span></text:p>
      <text:p text:style-name="P11"><text:tab/></text:p>
      <text:p text:style-name="Text_20_body">Je hebt een verantwoordelijke functie en probeert je hier ook naar te gedragen. Dit lukt je aardig: je hebt een zelfverzekerd voorkomen, draagt altijd een pak en je bierbuik versterkt je autoriteit. Dit voorkomen is echter een schijnvertoning. Je hebt totaal geen verantwoordelijkheidsgevoel en delegeert eigenlijk al je functies aan je collega’s. Een van je hobby’s is het chanteren van mensen. Daar moet je altijd heel hard om lachen. Je houdt er een dubbelleven als pedofiel op na. Een baan op een middelbare school is dus ideaal voor je, maar het gevolg is wel dat je de hele dag zo geil als boter bent en je je elk half uur in de plee afrukt. </text:p>
      <text:p text:style-name="P5"/>
      <text:p text:style-name="Standard"><text:span text:style-name="T9">Pascal Nas, de gymleraar:</text:span><text:span text:style-name="T13"> Hij is een aantrekkelijke kerel die goed in de smaak valt bij veel vrouwelijke leerlingen. Daarom benijdt je hem. Hij is getrouwd met Scheikunde lerares Anna Nas-Boom, maar bedriegt haar. Een half jaar geleden had hij een affaire met Nousha en daar kwam Anna achter. Hun huwelijk belande in een crisis, maar Pascal beloofde het nooit meer te doen en sindsdien houdt Anna weer zielsveel van hem. Een paar dagen geleden onderschepte je echter de volgende brief van Pascal aan Aioeioe:</text:span></text:p>
      <text:p text:style-name="P5"/>
      <text:p text:style-name="P16">O Aioeioe,</text:p>
      <text:h text:style-name="P46" text:outline-level="3">I’m here to stay with you</text:h>
      <text:p text:style-name="P16">And no matter what you do</text:p>
      <text:p text:style-name="P16">When you’re lonely,</text:p>
      <text:p text:style-name="P16">I’ll be lonely too </text:p>
      <text:p text:style-name="P17"/>
      <text:p text:style-name="P5">Hij gaat dus weer vreemd en nog wel met jouw favoriete lustobject. Je ziet groen van jaloezie. Daarom heb je hem de volgende (praktisch onuitvoerbare!) opdracht meegegeven: hij moet Hassan (een ex-leerling die van school is gestuurd vanwege een geweldsdelict en nu een gevaarlijke drugdealer is) van het feest verwijderen.</text:p>
      <text:p text:style-name="Standard"><text:span text:style-name="T9">Dimitri, een Antilliaanse leerling:</text:span><text:span text:style-name="T13"> Dimitri is groot, strek en charismatisch en hij is de leider van de klas. Gisteren liep je je kantoor binnen en zag daar Dimitri met zijn broek aan zijn enkels en een dode Nousha. Toen je hem vroeg wat er was gebeurd, barste de stoere Dimitri in huilen uit en kon hij geen woord meer uitbrengen. Je weet niet of hij de moord ook heeft gepleegd. Maar dat maakt niet uit, want je kan hem nu lekker chanteren.</text:span></text:p>
      <text:p text:style-name="Standard"><text:span text:style-name="T9">Liselot: een Nederlands meisje:</text:span><text:span text:style-name="T13"> Liselot heeft rood haar, sproeten, een bril en een beugel en ze is het pispaaltje van de klas. In je vrije tijd ben je part-time orthodontist en Liselot is een van je clienten. Ze heeft al sinds haar 8</text:span><text:span text:style-name="T22">e</text:span><text:span text:style-name="T13"> een beugel en die had al jaren geleden verwijdert moeten worden. Je bent echter een sadist en je vind het leuk dat Liselot gepest wordt. Je bent de enige persoon die ze in vertrouwen durft te nemen en hier maak je gretig misbruik van. Je geeft haar expres verkeerde adviezen, door bijvoorbeeld te zeggen dat andere leerlingen haar moeten nemen zoals ze is en ze daarom niets aan haar uiterlijk moet veranderen. Je maakt haar wijs dat de andere leerlingen stiekem jaloers op haar zijn, vanwege haar hoge cijfers en dat ze juist haar zwakte toont door zich aan hen aan te passen. Alleen haalt ze sinds een maand alleen maar lage cijfers...</text:span></text:p>
      <text:p text:style-name="P5"/>
      <text:h text:style-name="P32" text:outline-level="1"/>
      <text:h text:style-name="P43" text:outline-level="1">9. Anna Nas-Boom</text:h>
      <text:p text:style-name="P18"/>
      <text:h text:style-name="P47" text:outline-level="2">Scheikunde lerares, vrouw van Pascal Nas, naïef en gevoelig persoon</text:h>
      <text:p text:style-name="P5"/>
      <text:p text:style-name="Standard"><text:span text:style-name="T9">Kledingtips:</text:span><text:span text:style-name="T13"> t-shirt met ‘Pascal ♥ Anna’</text:span></text:p>
      <text:p text:style-name="P5"/>
      <text:p text:style-name="P5">Al van jongs af aan wist je precies wat je later wilde: de wereld verbeteren! Daarom ben je lerares geworden, want kinderen zijn nog een beetje kneedbaar, terwijl met volwassen toch niets meer te beginnen is. Als die bedorven zijn, dan komt het nooit meer goed. <text:s/>Je hebt bewust voor een VMBO school gekozen, omdat de kinderen op dit schooltype vaak een iets minder goed ontwikkeld gevoel voor normen en waarden en hier kan je dus nog veel bereiken. Je bent een groot fan van Arnold Schwarzenegger, hij wil immers als politicus ook de wereld verbeteren. Verder adoreer je Jan Peter Balkenende, omdat hij Nederland een beetje normen en waarden wil bijbrengen. Omdat jij dit ook wilt voel een grote verbondenheid met JP en je stuurt hem dan ook elke dag een brief, waarin je hem ophemelt en al jouw goede daden uiteenzet. Naast Scheikunde geef je ook nog Levensbeschouwing.</text:p>
      <text:p text:style-name="P10"/>
      <text:p text:style-name="Standard"><text:span text:style-name="T9">Pascal Nas, de gymleraar en je man:</text:span><text:span text:style-name="T13"> Pascal is een enorm lekker ding en je bent stapelverliefd op hem. Om de wereld te tonen hoe gelukkig je met hem bent draag je een t-shirt met jullie huwelijksfoto erop. Dit doe je ook om andere vrouwen bij hem vandaan te houden, want je bent enorm jaloers aangelegd en Pascal krijgt enorm veel aandacht van andere vrouwen. Het is natuurlijk best moeilijk voor hem om al de aandacht te weerstaan, de arme schat. En die domme trutten die achter hem aanzitten hebben ook geen enkel besef van normen en waarden. Van een getrouwde vent blijf toch je af!! Een half jaar geleden had Nousha hem verleid en de arme schat kon de verleiding niet weerstaan. Toen je dit ontdekte was je enorm van de kaart. Pascal heeft echter toch voor jouw gekozen en heeft beloofd nooit meer vreemd te gaan. Nu is jullie relatie weer helemaal goed. Gelukkig is Nousha dood, zo zie maar weer: God straft onmiddellijk!</text:span></text:p>
      <text:p text:style-name="Standard"><text:span text:style-name="T9">Clarence de Suc, de schooldirecteur:</text:span><text:span text:style-name="T13"> Je wilt graag carrière maken op het Philip Freriks college, daarom doe je altijd heel aardig tegen Clarence. Clarence is op zijn beurt ook aardig tegen jouw. Zo was hij een goede steun in de tijd dat Pascal met Nousha vreemd ging.</text:span></text:p>
      <text:p text:style-name="Standard"><text:span text:style-name="T9">Tinus &amp; Rinus, je lievelingsleerlingen:</text:span><text:span text:style-name="T13"> Ze zijn altijd heel geïnteresseerd in Scheikunde en halen altijd goede cijfers. Ze vroegen je ooit hoe je een atoombom kunt maken. Je hebt ze uitgelegd dat je hiervoor Radioactief Plutonium nodig bent, maar je hebt ze vervolgens koper-oxide laten zien en zij geloofden dat dit plutonium was. Nadat je dit verteld had is er drie keer ingebroken in je lokaal. De eerste twee keer is er koper-oxide gestolen. De derde keer is er radio-actief plutonium gejat.</text:span></text:p>
      <text:p text:style-name="P2"/>
      <text:p text:style-name="P1"/>
      <text:p text:style-name="P28">10. Pascal Nas</text:p>
      <text:p text:style-name="P2"/>
      <text:h text:style-name="Heading_20_2" text:outline-level="2">Aantrekkelijke Nederlandse gymleraar en een casanova. Getrouwd met Anna Nas-Boom</text:h>
      <text:p text:style-name="P2"/>
      <text:p text:style-name="Standard"><text:span text:style-name="T8">Kledingtips:</text:span><text:span text:style-name="T11"> </text:span><text:span text:style-name="T13">modieuze sportkleding, strak t-shirt</text:span></text:p>
      <text:p text:style-name="P5"/>
      <text:p text:style-name="P5">Hoewel je inmiddels getrouwd bent, heb je het vrouwen jagen nog niet kunnen afleren. Je valt niet op één bepaald type vrouw, het enige criterium is dat ze er goed moet uitzien. Je markt is heel breed, ongeveer van 15 tot 40, maar daaronder of daarboven is ook niet altijd een probleem, eigenlijk is het al goed als ze gewoon vruchtbaar is. Je baan als gymleraar op een middelbare school geeft jouw legio mogelijkheden. Zo kunnen de vrouwen je aanschouwen als je op je stoerst en meest sexy bent, namelijk in gymkleding. Het voordeel van een middelbare school is tevens dat als de meisjes de school verlaten, ze vaak op hun vruchtbaarst (en dus aantrekkelijkst) zijn. Daarom pap je graag aan met eindexamenklassers. </text:p>
      <text:p text:style-name="P5"><text:tab/>Je bent ook erg ijdel. Je houdt een dagboek bij waarin je al je veroveringen vanaf 1978 (je was toen 8!) noteert. Volgens de laatste teling heb je met meer dan 2000 vrouwen gezoend en heb je er zo’n 300 in bed weten te krijgen. De laatste jaren lopen de cijfers niet zo snel meer op. Zo zat er bijvoorbeeld tussen je laatste twee veroveringen (Anna niet meegerekend natuurlijk) wel 2 maand (dit was volgens je dagboek al sinds 1983 niet meer voorgekomen).</text:p>
      <text:p text:style-name="P27">Je hebt echter een probleem. Hoewel je best gespierd bent, ben je bang om te vechten of te dreigen. Dit is een trauma uit je jeugd. Als basisscholier zat het rokkenjagen je al in de genen en je trok op school dan ook vooral met meisjes op (om ze te versieren natuurlijk). Hierdoor werden je klasgenootjes jaloers en als wraak sloegen ze je in elkaar. Je was toen nog een papventje en kon niets terug doen. Als gevolg van het trauma dat je hier aan overhield ben je veel gaan fitnessen, zodat je sterker werd, echter bent nog steeds doodsbang om klappen te krijgen. Dit complex heeft je al eens parten gespeeld, toen je met een scholiere kreeg en één van haar klasgenoten je bedreigde toen jullie samen waren. Je klapte compleet dicht en begon helemaal te zweten en te trillen. De scholiere knapte vervolgens op je af omdat jij je niet als een echte man verweerde.</text:p>
      <text:p text:style-name="P5"/>
      <text:p text:style-name="Standard"><text:span text:style-name="T8">wijlen Nousha</text:span><text:span text:style-name="T11">: </text:span><text:span text:style-name="T13">als gespierde gymleraar vallen de vrouwen gemakkelijk op jou. Zo ook wijlen Nousha, een ex-leerling, waar jij wel eens sex mee hebt gehad. Het is voor jou zo gemakkelijk, omdat je in de dameskleedkamer een spiegel hebt laten neerzetten, waar jij vanaf de achterkant (waar jouw kamertje zit) doorheen kunt kijken. Zo kun je zien, wanneer er nog maar een weerloos slachtoffer over is.</text:span></text:p>
      <text:p text:style-name="Standard"><text:span text:style-name="T8">Aioeioe, een Israelische leerlinge</text:span><text:span text:style-name="T11">:</text:span><text:span text:style-name="T13"> Je bent verliefd op deze aantrekkelijke Israëlische en je hebt een geheime relatie met haar. Als je alleen bent met je vrouw, en je mist Aioeioe, dan schrijf je haar liefdesbrieven, die je haar dan via de post stuurt. Vorige week nog had je er een gestuurd met een mooi gedicht:</text:span></text:p>
      <text:p text:style-name="P5"/>
      <text:p text:style-name="P15">O Aioeioe, I’m here to stay with you</text:p>
      <text:h text:style-name="P39" text:outline-level="1">And no matter what you do</text:h>
      <text:p text:style-name="P15">When you’re lonely, I’ll be lonely too</text:p>
      <text:p text:style-name="P4"/>
      <text:p text:style-name="P5">Je houdt je relatie met haar angstvallig geheim omdat je baan en huwelijk op het spel staan.</text:p>
      <text:p text:style-name="Standard"><text:span text:style-name="T8">Anna Boom, de scheikundelerares</text:span><text:span text:style-name="T11">:</text:span><text:span text:style-name="T13"> je vrouw. Je bent vorig jaar met haar getrouwd, omdat al je vrienden dit ook deden en je bang was om als verstokte rokkenjager achter te blijven. Je huwelijk frustreert je echter enorm, want het rokkenjagen zit je in de genen. Je kunt het niet langer dan één jaar bij één vrouw vol houden: je handen gaan dan trillen als je een andere vrouw ziet. Zo ben je laatst nog betrapt door haar toen je sex had met Nousha. Na een heftige ruzie heb je beloofd nooit meer vreemd te gaan (hoewel je nu dus toch weer met Aioeioe hebt). Anna houdt heel veel van jou. Ze houdt zelfs zo veel van jou, dat ze T-shirts met jullie foto's erop. Hier schaam jij je zo voor, dat je nog verliefder op Aioeioe bent geworden.</text:span></text:p>
      <text:p text:style-name="Standard"><text:span text:style-name="T8">Clarence de Suc, de directeur</text:span><text:span text:style-name="T11">:</text:span><text:span text:style-name="T13"> op het schoolfeest zag jij Hassan, een Marokkaan, rondlopen, die een half jaar geleden van school was gestuurd. De Suc heeft jou gevraagd hem van het schoolfeest te verwijderen, </text:span><text:soft-page-break/><text:span text:style-name="T13">omdat op het schoolfeest alleen leerlingen van de school mogen komen. Dit durf je eigenlijk niet, omdat Hassan als gewelddadig bekend staat, maar je wilt je eigenlijk ook niet laten kennen.</text:span></text:p>
      <text:p text:style-name="P28">11. Chantalle</text:p>
      <text:p text:style-name="P5"/>
      <text:p text:style-name="Text_20_body">Surinaamse leerling met een kind van twee, heeft aan iedereen een hekel, behalve aan Dimitri. Kan heel slecht Nederlands.</text:p>
      <text:p text:style-name="Text_20_body"/>
      <text:p text:style-name="Text_20_body"><text:span text:style-name="T5">Kledingtips:</text:span> <text:span text:style-name="T18">traditionele Surinaamse kleding </text:span></text:p>
      <text:p text:style-name="Text_20_body"><text:span text:style-name="T19">Attributen:</text:span><text:span text:style-name="T21"> baby (</text:span><text:span text:style-name="T20">pop). </text:span><text:span text:style-name="T18">Kinderwagen en melkflesje zou gaaf zijn, doch optioneel</text:span></text:p>
      <text:p text:style-name="P5"/>
      <text:p text:style-name="Standard"><text:span text:style-name="T13">Jij bent een 16 jarige Surinaamse leerling met een kindje van twee haar oud (die je ‘Vuile Kolerelijer’ hebt genoemd, wat Surinaams is voor ‘Rijzende zon met machtige vergulde stralen’). Je bent naar Nederland verhuisd op je 13</text:span><text:span text:style-name="T22">e</text:span><text:span text:style-name="T13">, omdat je reageerde op een advertentie die in de Surinaamse Aldi hing: ‘Gezocht: Surinaamse Goudvis voor in Hollandse vissenkom’. Deze tekst hing er in het Nederlands, een taal die je slecht beheerst, en jij dacht dat er stond: ‘gezocht: Surinaams meisje om huishoudelijke verrichtingen ten uitvoor te brengen in een gemiddeld-dus-gezellig Hollands gezin voor gratis kost en inwoning en pensioensregeling.’ Toen je naar Nederland emigreerde, ontdekte je de eigenlijke bedoeling van de tekst en ben je, net als in Suriname, maar in een boomhut gaan wonen. Je beheerst nog steeds de taal heel slecht en haalt vaak de betekenis van moeilijke woorden door elkaar.</text:span></text:p>
      <text:p text:style-name="P5"><text:tab/>Omdat er in Nederland leerplicht tot 18 jaar geld, kreeg je in je boomhut al snel bezoek van de schoolinspecteur. Deze brave man heeft jouw op het Philip Freriks geplaatst en daarom vervloek je hem nog steeds. Het is een kutschool, en in je klas zitten alleen maar kutkinderen. Je kijkt neer op je klasgenoten, omdat ze in gewone huizen wonen. Jij houdt een dagboek bij, om zo je Nederlands te oefenen. Vooral het afzeiken van je medeleerlingen gaat je goed af in dit dagboek. Op mysterieuze wijze is deze pas gejat: je kwam thuis in je boomhut en hij was er niet meer!</text:p>
      <text:p text:style-name="P5"/>
      <text:p text:style-name="Standard"><text:span text:style-name="T8">Dimitri, een Antilliaan</text:span><text:span text:style-name="T11">:</text:span><text:span text:style-name="T13"> Jij vind iedereen een sukkel, behalve Dimitri. Daar heb je niet echt een reden voor, maar je weet wel dat je het veel gemakkelijk praten vind als je iemand uitscheldt. Omdat Dimitri zo stoer is, dat je voor hem wel de moeite wil doen om helemaal vriendelijk te praten, ga jij veel met Dimitri om. </text:span></text:p>
      <text:p text:style-name="Standard"><text:span text:style-name="T8">Lammie, Fokko en Ruud, boeren</text:span><text:span text:style-name="T11">:</text:span><text:span text:style-name="T13"> zij pesten jou altijd. Ze zeggen dat jij een buitenlander bent. Dat klopt natuurlijk wel, maar dat laat jij niet merken. In plaats daarvan bijt je scherp van je af. Je hoorde dat het Nederlandse woord voor ‘iemand die discrimineert’ ‘communist’ is. Je vindt ze dan ook vuile communisten!</text:span></text:p>
      <text:p text:style-name="P28">12. Lammie</text:p>
      <text:p text:style-name="P5"/>
      <text:p text:style-name="Text_20_body">Kampermeisje van 16 jaar. </text:p>
      <text:p text:style-name="P5"/>
      <text:p text:style-name="Standard"><text:span text:style-name="T8">Kledingtips:</text:span><text:span text:style-name="T13"> ordinair: hoge hakken, strakke spijkerbroek, teveel make-up</text:span></text:p>
      <text:p text:style-name="Standard"><text:span text:style-name="T8">Attributen:</text:span><text:span text:style-name="T11"> </text:span><text:span text:style-name="T13">gouden ketting, wietzakje, kauwgom</text:span></text:p>
      <text:p text:style-name="P5"/>
      <text:p text:style-name="P5">Jij wilt graag een kind, want dat is normaal in jouw cultuur: bij jullie woonwagenkamp is de gemiddelde leeftijd om een kind te krijgen zelfs 14 jaar. Omdat jij in je eentje dus het gemiddelde aan het omhoogtrekken bent, word je dan ook veel gepest door je medekampers, immers je hebt niet eens een vriend. Hierdoor ben je onzeker. Bovendien wil je wel graag een keer een eigen wagen en die krijg je pas als je een man en een kind hebt. Je hebt een hekel aan school, omdat je altijd slechte cijfers haalt. School is nutteloos voor meisjes, want zij leren er helemaal niets nuttigs. Meisjes horen later gewoon de wagen schoon te houden en veel kinderen te baren, zo is je door je medekampers verteld, maar dit wordt je op school niet geleerd. </text:p>
      <text:p text:style-name="P5"/>
      <text:p text:style-name="Standard"><text:span text:style-name="T8">Chantalle, een Surinaamse leerlinge</text:span><text:span text:style-name="T11">:</text:span><text:span text:style-name="T13"> zij heeft wel al op 16 jarige leeftijd een kind (dat </text:span><text:span text:style-name="T14">Vuile Kolerelijer</text:span><text:span text:style-name="T13"> heet) en je bent stinkend jaloers op haar. Daarom pest je haar altijd, samen met Fokko en Ruud. Omdat Fokko en Ruud racisten zijn, helpen ze je graag. Het is echter niet dat je haar pest, omdat ze een neger is, maar dat houdt je geheim.</text:span></text:p>
      <text:p text:style-name="Standard"><text:span text:style-name="T8">Hassan, Marokkaanse drugsdealer en ex-leerling</text:span><text:span text:style-name="T11">:</text:span><text:span text:style-name="T13"> aan hem verkoop je wiet. En hele speciale. Immers, al 30 generaties lang, kweekten jouw voorouders deze belangrijke plant. Echter, sinds jullie kamp bij Arnhem staat opgeslagen, doen de plantjes het niet meer zo goed. Volgens jou zit er radioactief plutonium in de grond, waardoor de plantjes doodgaan aan de radioactieve magnetronstraling! Aangezien Hassan toch amper sla en wiet uit elkaar kan houden, verkoop jij hem de half dode wiet, soms aangelengd met sla resten van het middageten (voor een fris uiterlijk van de inhoud van het wietzakje).</text:span></text:p>
      <text:p text:style-name="Standard"><text:span text:style-name="T8">Liselot, pispaaltje van de klas</text:span><text:span text:style-name="T11">:</text:span><text:span text:style-name="T13"> op de school gebeuren vaak rare dingen. Zo waren eens alle tafels van het wiskundelokaal ondersteboven op de grond vastgelijmd met bisonkit, was de handzeep vervangen door mosterd en ook zijn de ronde spiegels op de damestoiletten 90 graden met de klok mee gedraaid. Op een dag heb jij <text:s/>haar betrapt toen ze alle kranen in de wc had open gezet. Je chanteert haar met je ontdekking, waarmee je waarschijnlijk een hele serie verdere sabotages is opgelost. <text:s/>Liselot, die hoge cijfers haalt, moet jouw huiswerk maken en op al haar proefwerken jouw naam zetten en jij (die lage cijfers haalt) zet haar naam op jouw proefwerken. Sindsdien haal je hoge cijfers en je bent waarschijnlijk zelfs geslaagd. Hier zul jij je medekampers vast heel blij mee maken, want dan kan je voortaan de hele dag koffie met ze drinken en de wagens schoonmaken.</text:span></text:p>
      <text:p text:style-name="Standard"><text:span text:style-name="T8">Fokko en Ruud, kameraden</text:span><text:span text:style-name="T11">:</text:span><text:span text:style-name="T13"> met deze twee racistische boeren pest je altijd Chantalle. Ruud is vreemderwijze zelf een neger, maar je hebt hem dit nog nooit durven vertellen. Van Fokko heb je gehoord dat hij verliefd op je is. Je bent niet verliefd op hem, maar je ziet wel een kans om met hem naar bed te gaan, om zo je lang gekoesterde babywens in vervulling te laten gaan. Daarom ga je hem vanavond op het schoolfeest versieren!</text:span></text:p>
      <text:p text:style-name="P28">13. Fokko</text:p>
      <text:p text:style-name="P5"/>
      <text:h text:style-name="Heading_20_2" text:outline-level="2">Racistische, blanke Jovink boer, praat met zwaar boers accent</text:h>
      <text:p text:style-name="P5"/>
      <text:p text:style-name="Standard"><text:span text:style-name="T8">Kledingtips:</text:span><text:span text:style-name="T13"> a-modieus, t-shirt van Jovink of Normaal of met een of ander domme (zuip)tekst, </text:span></text:p>
      <text:p text:style-name="P5">schoeisel: kisten of klompen, matje</text:p>
      <text:p text:style-name="P5"/>
      <text:p text:style-name="P5">Jij bent een blanke lompe boer, opgegroeid op het platteland. Jij bent een fan van Jovink en de Voederbietels. Jij bent racist en vind dat ook normaal. Immers: koeienstront is bruin en negers zijn bruin. En koeienstront is vies, dus negers zijn vies. Jij praat hard en met boers accent. </text:p>
      <text:p text:style-name="P27">Je hebt een <text:s/>Honda MT5, waar je veel aan sleutelt. Jij houdt veel van schapen. Daarom houdt jij ook veel van vrouwen die op een schaap lijken, maar je hebt ontdekt dat schapen toch vaak vriendelijker en gewilliger zijn. Je vind het Philip Freriks college een kutschool, omdat er zoveel zwart’n rondlopen, helemaal nu laatst ook nog eens je MT5 total loss is getrapt. Zou Ruud soms achter jouw streken zijn gekomen?? (zie verder). </text:p>
      <text:p text:style-name="P5"/>
      <text:p text:style-name="Standard"><text:span text:style-name="T8">Ruud, je makker</text:span><text:span text:style-name="T11">:</text:span><text:span text:style-name="T13"> hij is je beste vriend. Hij is ook een racistische Jovink boer en jullie houden er van om samen zwart'n zwart te maken, met goede en lompe grappen. Maar zelf is Ruud ook een neger, dus je kunt het niet laten om af en toe toch zijn banden lek te steken. </text:span></text:p>
      <text:p text:style-name="Standard"><text:span text:style-name="T8">Hassan, een Marokkaanse ex-leerling</text:span><text:span text:style-name="T11">:</text:span><text:span text:style-name="T13"> je vertelde een half jaar geleden de volgende supergoede mop aan Ruud: 'wat is Nadja (een Turkse leerlinge) in een rolstoel? Islam!'. Toen je dit vertelde moesten jullie keihard lachen. Echter, Hassan hoorde dit en sloeg jou toen in elkaar. Toen moest jij niet meer lachen, want je beide benen en armen waren gebroken. Gelukkig is Hassan van school gestuurd, maar nu is hij wel weer op het schoolfeest. Je bent bang voor hem, maar je hebt wel wrok en daarom probeer je op subtiele wijze wraak op hem te nemen.</text:span></text:p>
      <text:p text:style-name="Standard"><text:span text:style-name="T8">Lammie, een kamperwijfie</text:span><text:span text:style-name="T11">:</text:span><text:span text:style-name="T13"> Met haar en Ruud pesten jullie graag Chantalle, een Surinaamse negerin, met een kind van twee (dat </text:span><text:span text:style-name="T14">Vuile Kolerelijer</text:span><text:span text:style-name="T13"> heet). </text:span></text:p>
      <text:p text:style-name="P28">14. Ruud</text:p>
      <text:p text:style-name="P5"/>
      <text:h text:style-name="Heading_20_2" text:outline-level="2">Racistische Jovink boer, is zelf een neger en extreem dom, praat met zwaar boers accent</text:h>
      <text:p text:style-name="P5"/>
      <text:p text:style-name="Standard"><text:span text:style-name="T8">Kledingtips:</text:span><text:span text:style-name="T13"> a-modieus, t-shirt van Jovink of Normaal of met een of ander domme (zuip)tekst, </text:span></text:p>
      <text:p text:style-name="P5">schoeisel: kisten of klompen, matje</text:p>
      <text:p text:style-name="P5"/>
      <text:p text:style-name="P5">Je bent geadopteerd en je ouders zijn blanke, lompe boeren, die van Normaal houden. Je komt uit een dorp met alleen maar lompe, racistische boeren en bent de enige neger in het dorp. Je hebt je dus maar aangepast aan de boeren en bent nu zelf ook een racist. Dat je je zo lomp gedraagt, komt omdat je zo stom als stront bent. Maar met de biologieles is je ooit een ding bijgebleven: het bestaan van bacteriën. Sindsdien heb je last van smetvrees. Je bent een racist, omdat je hoorde dat bacteriën op warme plekken (waar dus negers vandaan komen) sneller groeien, dus vind jij zwarten veel viezer. Helaas ben je zelf ook zwart, dus was jij je elke avond een half uur, want dan gaat de zwarte kleur vast wel weg. Je bent fan van Jovink en de Voederbietels. <text:s/>Jij gaat altijd op de fiets naar school. Gemiddeld eens per maand worden je banden lek gestoken. Wie dit doet en waarom weet je niet. </text:p>
      <text:p text:style-name="P5"/>
      <text:p text:style-name="Standard"><text:span text:style-name="T8">Fokko, je makker</text:span><text:span text:style-name="T11">:</text:span><text:span text:style-name="T13"> hij is je beste vriend. Hij is ook een racist. Fokko is je grote voorbeeld. Je adoreert hem zo sterk, dat je in alles hetzelfde wilt zijn als Fokko. Als Fokko dronken wordt, word jij dat ook en als Fokko depressief is, ben jij dat ook. Fokko vertelde een half jaar geleden een goede mop: 'wat is Nadja (een Turkse leerlinge) in een rolstoel? Islam!' Jij vond het een hele goede grap. Echter, Fokko praat altijd heel hard en toen hij deze grap vertelde liep Hassan (de Marokkaanse vriend van Nadja) langs en hoorde de mop. Hassan werd boos en sloeg Fokko in elkaar. Jij durfde niet te helpen, omdat Hassan een Marokkaan is en je bang bent dat zijn getinte huid afgeeft. Hassan is toen van school getrapt. </text:span></text:p>
      <text:p text:style-name="Standard"><text:span text:style-name="T8">Chantalle, een Surinaamse leerlinge</text:span><text:span text:style-name="T11">:</text:span><text:span text:style-name="T13"> samen met Lammie (een kamperwijf) en Fokko pest jij altijd deze vuile buitenlander. Je bent echter stiekem verliefd op haar. Je weet niet hoe dit komt, maar het is er nu eenmaal. Als overtuigd racist schaam jij je hiervoor. Omdat het verliefd zijn je heel vrolijk en opgewonden maakt, ben je bang dat mensen gaan denken dat jij verliefd bent. Daarom zeg je dat je op Lammie bent, maar eigenlijk walg je van haar. </text:span></text:p>
      <text:p text:style-name="P28">15. Tinus</text:p>
      <text:p text:style-name="P5"/>
      <text:h text:style-name="Heading_20_2" text:outline-level="2">Nederlandse Feyenoord-hooligan</text:h>
      <text:p text:style-name="P5"/>
      <text:p text:style-name="Standard"><text:span text:style-name="T8">Kledingtips:</text:span><text:span text:style-name="T13"> spijkerbroek, sportschoenen, petje, Feyenoord T-shirt, bomberjack</text:span></text:p>
      <text:p text:style-name="P5"/>
      <text:p text:style-name="P5">Je bent al van kinds af aan gek op voetbal. Vroeger speelde je altijd bij de GAG (Groen als Gras) en was je Vitesse supporter. Toen je 13 was kwam je erachter dat Vitesse supporters sukkels zijn, die niet durven te vechten voor hun club. Jij wilde dat wel en ging met Rinus (je beste kameraad) knokken tegen andere hooligans. Omdat jullie altijd met z’n tweeën waren en de andere groep vaak met honderden verloren jullie altijd en daarom hebben jullie besloten je bij de meest ruige hooligans aan te sluiten: de Feyenoorders. <text:s/>Dit was een grote openbaring. Je leerde er dat de wereld eigenlijk veel simpeler in elkaar zit dan ze je op school altijd probeerden te leren. Er zijn drie soorten mensen: Feyenoorders, Joden en vrienden van de Joden. De eerste groep zijn je vrienden, de tweede en derde je vijanden en die dienen dan ook zo hard en effectief mogelijk te worden bestreden. <text:s/>Helder toch!</text:p>
      <text:p text:style-name="P5"><text:tab/>De Joden (Ajacieden, voor de leek) zijn sukkels en ze verliezen altijd van de Feyenoorders. Het probleem is alleen dat ze nog steeds bestaan en dat is een beetje jammer. Daarom hebben Rinus en jij besloten een atoombom te bouwen en die in het Jodenstadion te laten afgaan. Dan zijn er geen joden meer en stinkt het ook niet meer zo.</text:p>
      <text:p text:style-name="P5"/>
      <text:p text:style-name="Standard"><text:span text:style-name="T8">Rinus, je beste vriend:</text:span><text:span text:style-name="T13"> Hij is ook Feyenoord hooligan. Als er weer een grote rel is, bel je soms de politie op. Hierdoor wordt Rinus dan ook regelmatig opgepakt, terwijl jij ‘de politie weet te ontlopen’. Hierdoor strijk je ook veel geld aan beloningen op. Dit geld heb je nodig om je gokverslaving te financieren. </text:span></text:p>
      <text:p text:style-name="Standard"><text:span text:style-name="T8">Anna Nas-Boom, de scheikundelerares</text:span><text:span text:style-name="T11">:</text:span><text:span text:style-name="T13"> zij is jouw lievelingsjuf, immers zij weet misschien hoe jij en Rinus een atoombom kunnen maken. Je probeert dan ook altijd goed op te letten, maar je vind het wel allemaal heel erg moeilijk wat ze zegt. Bijvoorbeeld dat water voor een derde uit zuurstof bestaat, dat kan toch niet? Jullie hebben haar een keer gevraagd hoe je een atoombom maakt en zij heeft jullie radioactief plutonium laten zien en verteld dat je hiermee een atoombom bouwt. Ze wilde helaas niet zeggen hoe je zo’n bom bouwt, maar dat geeft niet, er is immers internet. Het radioactief plutonium heb je samen met Rinus uit het scheikunde lokaal gejat en de bom hebben jullie gebouwd. Hoewel jullie alle instructies op het internet nauwgezet hebben gevolgd, is de bom, die jullie onder de grasmat van de Arena hadden gelegd tijdens de wedstrijd Ajax-Feyenoord, niet afgegaan. Je snapt niet hoe dat kan, maar achteraf gezien is het maar goed ook dat hij niet is afgegaan, want je realiseerde je later dat het natuurlijk niet de bedoeling was om ook jullie club en vrienden te doden.</text:span></text:p>
      <text:p text:style-name="Standard"><text:span text:style-name="T8">Boudewijn, <text:s/>een rijkeluiskindje</text:span><text:span text:style-name="T11">:</text:span><text:span text:style-name="T13"> Boudewijn is echt een wazige gozer! Deze rare hippie loopt altijd vaag te lullen. Nooit komt er een zinnig woord uit hem. Daarom gaan jij en Rinus mooi eens met hem fukken: vanavond gaan jullie hem wijs maken, dat hij seks heeft gehad met Nousha, waarna ze is gestorven. </text:span></text:p>
      <text:p text:style-name="Standard"><text:span text:style-name="T8">Liselot, het pispaaltje van de klas</text:span><text:span text:style-name="T11">:</text:span><text:span text:style-name="T13"> een tijdje geleden nam zij jou en Rinus in vertrouwen en ze vertelde dat ze verliefd was op Boudewijn. Sindsdien pesten jullie haar hiermee.</text:span></text:p>
      <text:p text:style-name="Standard"><text:span text:style-name="T8">Adnan, een Marokkaanse leerling</text:span><text:span text:style-name="T11">:</text:span><text:span text:style-name="T13"> jij en Rinus kennen hem al van kinds af aan omdat hij net als jullie uit de asobuurt van Arnhem komt. Adnan is een echte KUT Marokkaan. Vroeger schold hij Nederlanders altijd uit voor racist en nam hij foto van moslimmeisjes met hun vriendje of zonder hoofddoek om ze te chanteren. Jullie haten hem en pesten hem altijd, omdat zijn moeder een snor heeft. Maar sinds een week heeft zij deze niet meer. Nu noemen jullie hem dan maar -net als Dimitri- gewoon 'bukkertje'.</text:span></text:p>
      <text:p text:style-name="P28">16. Rinus</text:p>
      <text:p text:style-name="P5"/>
      <text:h text:style-name="Heading_20_2" text:outline-level="2">Nederlandse Feyenoord-hooligan </text:h>
      <text:p text:style-name="P5"/>
      <text:p text:style-name="Standard"><text:span text:style-name="T8">Kledingtips:</text:span><text:span text:style-name="T13"> spijkerbroek, sportschoenen, petje, Feyenoord T-shirt, bomberjack</text:span></text:p>
      <text:p text:style-name="P5"/>
      <text:p text:style-name="P5">Je bent al van kinds af aan gek op voetbal. Vroeger speelde je altijd bij de GAG (Groen als Gras) en was je Vitesse supporter. Toen je 13 was kwam je erachter dat Vitesse supporters sukkels zijn, die niet durven te vechten voor hun club. Jij wilde dat wel en ging met Tinus (je beste kameraad) knokken tegen andere hooligans. Omdat jullie altijd met z’n tweeën waren en de andere groep vaak met honderden verloren jullie altijd en daarom hebben jullie besloten je bij de meest ruige hooligans aan te sluiten: de Feyenoorders. <text:s/>Dit was een grote openbaring. Je leerde er dat de wereld eigenlijk veel simpeler in elkaar zit dan ze je op school altijd probeerden te leren. Er zijn drie soorten mensen: Feyenoorders, Joden en vrienden van de Joden. De eerste groep zijn je vrienden, de tweede en derde je vijanden en die dienen dan ook zo hard en effectief mogelijk te worden bestreden. Helder toch!</text:p>
      <text:p text:style-name="P5"><text:tab/>De Joden (Ajacieden, voor de leek) zijn sukkels en ze verliezen altijd van de Feyenoorders. Het probleem is alleen dat ze nog steeds bestaan en dat is een beetje jammer. Daarom hebben Tinus en jij besloten een atoombom te bouwen en die in het Jodenstadion te laten afgaan. Dan zijn er geen joden meer en stinkt het ook niet meer zo.</text:p>
      <text:p text:style-name="P5"/>
      <text:p text:style-name="Standard"><text:span text:style-name="T8">Tinus, je beste vriend:</text:span><text:span text:style-name="T13"> Tinus ook een Feyenoord hooligan. Als er weer een grote rel is, ben jij altijd van de partij. Soms komt dan onverwachte de politie en wordt je soms opgepakt. Je hebt dan ook een paar keer in de bak gezeten. Tinus is nog nooit gepakt: hij is slim genoeg om steeds de politie te ontlopen. Hierdoor heb je respect voor hem.</text:span></text:p>
      <text:p text:style-name="Standard"><text:span text:style-name="T8">Anna Nas-Boom, de scheikundelerares</text:span><text:span text:style-name="T11">:</text:span><text:span text:style-name="T13"> zij is jouw lievelingsjuf, immers zij weet misschien hoe jij en Tinus een atoombom kunnen maken. Jullie hebben haar een keer gevraagd hoe je een atoombom maakt en zij heeft jullie radioactief plutonium laten zien en verteld dat je hiermee een atoombom bouwt. Ze wilde helaas niet zeggen hoe je zo’n bom bouwt, maar dat geeft niet, er is immers internet. Het radioactief plutonium heb je samen met Tinus uit het scheikunde lokaal gejat en jullie hebben de bom gebouwd. Hoewel jullie alle instructies op het internet nauwgezet hebben gevolgd, is de bom, die jullie onder de grasmat van de Arena hadden gelegd tijdens de wedstrijd Ajax-Feyenoord, niet afgegaan. Je snapt niet hoe dat kan, maar achteraf gezien is het maar goed ook dat hij niet is afgegaan, want je realiseerde je later dat het natuurlijk niet de bedoeling was om ook jullie club en vrienden te doden.</text:span></text:p>
      <text:p text:style-name="Standard"><text:span text:style-name="T8">Boudewijn, een rijkeluiskindje</text:span><text:span text:style-name="T11">:</text:span><text:span text:style-name="T13"> Boudewijn is echt een wazige gozer! Deze rare hippie loopt altijd vaag te lullen. Nooit komt er een zinnig woord uit hem. Daarom gaan jij en Rinus mooi eens met hem fukken: vanavond gaan jullie hem wijs maken, dat hij seks heeft gehad met Nousha, waarna ze is gestorven. </text:span></text:p>
      <text:p text:style-name="Standard"><text:span text:style-name="T8">Aioeioe, een Israëlische leerlinge</text:span><text:span text:style-name="T11">:</text:span><text:span text:style-name="T13"> jij bent stiekem van Joodse afkomst en verliefd op Aioeioe. Je wilt haar graag vertellen dat je Jood bent, want je voelt je eenzaam tussen de Islamieten en Feyenoorders. Maar Ajacieden zijn ook Joden, en dit zijn je aartsvijanden! Je hebt dan ook een behoorlijk complex hiervan. Tinus mag er absoluut niet achter komen dat je Jood bent, want dan zal hij waarschijnlijk wraak nemen.</text:span></text:p>
      <text:p text:style-name="Standard"><text:span text:style-name="T8">Liselot, pispaaltje van de klas</text:span><text:span text:style-name="T11">:</text:span><text:span text:style-name="T13"> een tijdje geleden nam zij jou en Tinus in vertrouwen en ze vertelde dat ze verliefd was op Boudewijn. Sindsdien pesten jullie haar hiermee.</text:span></text:p>
      <text:p text:style-name="Standard"><text:span text:style-name="T8">Adnan, een Marokkaanse leerling</text:span><text:span text:style-name="T11">:</text:span><text:span text:style-name="T13"> jij en Tinus kennen hem al van kinds af aan omdat hij net als jullie uit de asobuurt van Arnhem komt. Adnan is een echte KUT Marokkaan. Vroeger schold hij Nederlanders altijd uit voor racist en nam hij foto van moslimmeisjes met hun vriendje of zonder hoofddoek om ze te chanteren. Jullie haten hem en pesten hem altijd, omdat zijn moeder een snor heeft. Maar sinds een week heeft zij deze niet meer. Nu noemen jullie hem dan maar -net als Dimitri- gewoon 'bukkertje'.</text:span></text:p>
      <text:p text:style-name="P5"/>
      <text:p text:style-name="P5"/>
      <text:p text:style-name="P5"/>
      <text:p text:style-name="P5"/>
      <text:p text:style-name="P5"/>
      <text:p text:style-name="P28">17. Aioeioe</text:p>
      <text:p text:style-name="P5"/>
      <text:h text:style-name="Heading_20_2" text:outline-level="2">Aantrekkelijke Israëlische leerlinge, heeft een complex omdat haar naam geen medeklinkers heeft</text:h>
      <text:p text:style-name="P5"/>
      <text:p text:style-name="Standard"><text:span text:style-name="T8">Kledingtips:</text:span><text:span text:style-name="T13"> modieuze kleding</text:span></text:p>
      <text:p text:style-name="P5"/>
      <text:p text:style-name="P5">Omdat je naam niet in het Hebreeuws kan worden geschreven (immers, het Hebreeuws kent geen klinkers), heb je een groot complex, want jij gelooft dat jouw naam heel vaak in de Bijbel genoemd wordt. Jij gelooft zelfs dat de Jezus getrouwd was met ene Aioeioe, maar dat dit is weggevallen in de Bijbel, omdat die naam geen klinkers heeft.</text:p>
      <text:p text:style-name="P5">Je hebt een zachtaardig karakter en behandeld mensen altijd met respect. Je krijgt dit echter niet altijd terug, want vooral sommige islamitische jongens zijn niet zo aardig tegen jouw. <text:s/>Je voelt je als Jood eenzaam tussen de Islamieten, die jouw vereenzelvigen met het Joods-Palesteinse conflict, maar hier kan jij toch niks aan doen!</text:p>
      <text:p text:style-name="P5"/>
      <text:p text:style-name="Standard"><text:span text:style-name="T8">Nadja, een Turkse vriendin</text:span><text:span text:style-name="T13">: Nadja is heel brutaal, je hebt veel respect voor haar. Nadja neemt het altijd voor je op als je gepest wordt. Je bent haar hier heel dankbaar voor, want zelf zou je nooit zo van je afbijten als zij doet, daar heb je een veel te zachtaardig karakter voor. Je vormde samen met Nadja en Nousha een vriendinnenclubje dat veel aanzien genoot bij de jongens. Nousha en Nadja waren altijd goede vriendinnen, totdat Nousha met Hassan (Nadja’s vriend) vreemdging. Sindsdien leefden zij in onmin.</text:span></text:p>
      <text:p text:style-name="Standard"><text:span text:style-name="T8">Pascal Nas, de gymleraar</text:span><text:span text:style-name="T10">:</text:span><text:span text:style-name="T13"> Jij hebt al een tijdje met hem stiekem een relatie. Je valt op oudere mannen en helemaal op Pascal die erg knap en leuk is. Hij stuurt je ook af en toe liefdesbrieven: vorige maand had je er nog een gekregen:</text:span></text:p>
      <text:p text:style-name="P5"/>
      <text:p text:style-name="P14">Aioeioe,</text:p>
      <text:p text:style-name="P14">I love you,</text:p>
      <text:p text:style-name="P14">You too love me,</text:p>
      <text:p text:style-name="P14">Together we will be</text:p>
      <text:p text:style-name="P7">long</text:p>
      <text:p text:style-name="P5"/>
      <text:p text:style-name="P5">Je vindt dit hele mooie gedichten en daarom ken je deze dan ook uit je hoofd. </text:p>
      <text:p text:style-name="Standard"><text:span text:style-name="T8">Rinus, Feyenoord hooligan</text:span><text:span text:style-name="T13">: Je kent hem niet goed, maar je ziet aan zijn ogen dat hij verliefd op je is. Je vindt hem niet leuk, je valt namelijk op oudere mannen. Waarom hij verliefd op je is, dat weet je niet, maar je wilt er wel achter komen. Daarom speel je het spel mee, je hebt bijvoorbeeld hem een anoniem gedicht geschreven:</text:span></text:p>
      <text:p text:style-name="P5"/>
      <text:p text:style-name="P14">Rinus,</text:p>
      <text:p text:style-name="P14">I love you,</text:p>
      <text:p text:style-name="P14">You too love me,</text:p>
      <text:p text:style-name="P14">Together we will be</text:p>
      <text:p text:style-name="P7">long</text:p>
      <text:p text:style-name="P5"/>
      <text:p text:style-name="P28">18. Boudewijn</text:p>
      <text:p text:style-name="P5"/>
      <text:p text:style-name="Standard"><text:span text:style-name="T8">Kledingtips:</text:span><text:span text:style-name="T13"> wijde alternatieve kleding, lang haar</text:span></text:p>
      <text:p text:style-name="Standard"><text:span text:style-name="T8">Attributen:</text:span><text:span text:style-name="T13"> zoveel mogelijk soorten drugs, discman met grote koptelefoon</text:span></text:p>
      <text:p text:style-name="P5"/>
      <text:p text:style-name="P5">Jij bent een leerling van de school. Je ouders zijn erg rijk en je krijgt veel zakgeld. Omdat je geen doel in je leven hebt, geef je al je zakgeld uit aan drugs. Je bent een alto, met wijde kleding en wazige praatjes. Je hebt het woord 'wreed' als stopwoordje. Je bent altijd stoned, maar soms neem je ook andere drugsoorten, zoals LSD, paddo’s of smartdrugs.</text:p>
      <text:p text:style-name="P5">Je hebt voordat je naar het schoolfeest ging paddo's genomen en bent nu keihard aan het trippen. Je geheugen heeft je grotendeels in de steek gelaten: je weet niet meer wie je medeleerlingen zijn en wat je de afgelopen 24 uur hebt uitgespookt. Dit is vet wreed: zo’n toestand heb je nog nooit bereikt en je geniet er dan ook intens van. Het enige van de klas wat je nog kan herinneren is je een klasgenote hebt die Aioeioe heet. Volgens jou is Aioeioe een vet wrede naam, er komen namelijk geen medeklinkers in voor. T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font-size="10pt" fo:language="nl" fo:country="NL" fo:font-weight="bold" style:font-size-asian="10pt" style:font-weight-asian="bold"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ext-properties fo:font-size="10pt" fo:font-style="italic" style:font-size-asian="10pt" style:font-style-asian="italic" style:font-size-complex="10pt"/>
    </style:style>
    <style:style style:name="Heading_20_2" style:display-name="Heading 2" style:family="paragraph" style:parent-style-name="Standard" style:next-style-name="Standard" style:default-outline-level="2" style:class="text">
      <style:paragraph-properties fo:keep-with-next="always" style:text-autospace="none" style:punctuation-wrap="simple" style:vertical-align="baseline"/>
      <style:text-properties fo:font-size="10pt" fo:language="nl" fo:country="NL"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keep-with-next="always"/>
      <style:text-properties fo:language="en" fo:country="GB" fo:font-style="italic" style:font-style-asian="italic"/>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1" style:font-name-asian="Times New Roman" style:font-name-complex="Times New Roman"/>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Levend Cluedo 'Schoolfeest' geschreven door Jeroen Rozema en Rich<text:span text:style-name="MT1">è</text:span>l Bilderbeek</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0</dc:title>
    <meta:initial-creator>ub-museum</meta:initial-creator>
    <meta:creation-date>2004-08-21T16:45:00</meta:creation-date>
    <dc:creator>Richel Bilderbeek</dc:creator>
    <dc:date>2010-07-04T20:06:20</dc:date>
    <meta:print-date>2004-08-22T15:19:00</meta:print-date>
    <meta:editing-cycles>14</meta:editing-cycles>
    <meta:editing-duration>PT00H21M13S</meta:editing-duration>
    <meta:generator>OpenOffice.org/3.2$Linux OpenOffice.org_project/320m12$Build-9483</meta:generator>
    <meta:document-statistic meta:table-count="0" meta:image-count="0" meta:object-count="0" meta:page-count="20" meta:paragraph-count="197" meta:word-count="10481" meta:character-count="59793"/>
    <meta:user-defined meta:name="Info 1"/>
    <meta:user-defined meta:name="Info 2"/>
    <meta:user-defined meta:name="Info 3"/>
    <meta:user-defined meta:name="Info 4"/>
  </office:meta>
</office:document-meta>
</file>